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5.186cm" fo:break-before="auto" style:use-optimal-row-height="true"/>
    </style:style>
    <style:style style:name="ro4" style:family="table-row">
      <style:table-row-properties style:row-height="10.714cm" fo:break-before="auto" style:use-optimal-row-height="true"/>
    </style:style>
    <style:style style:name="ro5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4" table:default-cell-style-name="ce2"/>
        <table:table-column table:style-name="co4" table:default-cell-style-name="ce1"/>
        <table:table-row table:style-name="ro1">
          <table:table-cell office:value-type="string" calcext:value-type="string">
            <text:p>sharp_aashta</text:p>
          </table:table-cell>
          <table:table-cell/>
          <table:table-cell office:value-type="string" calcext:value-type="string">
            <text:p>sharp_bairagarh</text:p>
          </table:table-cell>
          <table:table-cell/>
          <table:table-cell office:value-type="string" calcext:value-type="string">
            <text:p>sharp_ratlam</text:p>
          </table:table-cell>
          <table:table-cell/>
          <table:table-cell office:value-type="string" calcext:value-type="string">
            <text:p>sharp_shivpuri</text:p>
          </table:table-cell>
        </table:table-row>
        <table:table-row table:style-name="ro1">
          <table:table-cell office:value-type="string" calcext:value-type="string">
            <text:p>sharp_ashoknagar</text:p>
          </table:table-cell>
          <table:table-cell/>
          <table:table-cell office:value-type="string" calcext:value-type="string">
            <text:p>sharp_begumganj</text:p>
          </table:table-cell>
          <table:table-cell/>
          <table:table-cell office:value-type="string" calcext:value-type="string">
            <text:p>sharp_ujjain</text:p>
          </table:table-cell>
          <table:table-cell/>
          <table:table-cell office:value-type="string" calcext:value-type="string">
            <text:p>sharp_sheopur</text:p>
          </table:table-cell>
        </table:table-row>
        <table:table-row table:style-name="ro2">
          <table:table-cell office:value-type="string" calcext:value-type="string">
            <text:p>sharp_badwah</text:p>
          </table:table-cell>
          <table:table-cell/>
          <table:table-cell office:value-type="string" calcext:value-type="string">
            <text:p>sharp_biaora</text:p>
          </table:table-cell>
          <table:table-cell/>
          <table:table-cell office:value-type="string" calcext:value-type="string">
            <text:p>sharp_mandla</text:p>
          </table:table-cell>
          <table:table-cell/>
          <table:table-cell office:value-type="string" calcext:value-type="string">
            <text:p>sharp_sendhwa</text:p>
          </table:table-cell>
        </table:table-row>
        <table:table-row table:style-name="ro1">
          <table:table-cell office:value-type="string" calcext:value-type="string">
            <text:p>sharp_betul</text:p>
          </table:table-cell>
          <table:table-cell/>
          <table:table-cell office:value-type="string" calcext:value-type="string">
            <text:p>sharp_byohari</text:p>
          </table:table-cell>
          <table:table-cell/>
          <table:table-cell office:value-type="string" calcext:value-type="string">
            <text:p>sharp_agarmalwa</text:p>
          </table:table-cell>
          <table:table-cell/>
          <table:table-cell office:value-type="string" calcext:value-type="string">
            <text:p>sharp_thandla</text:p>
          </table:table-cell>
        </table:table-row>
        <table:table-row table:style-name="ro1">
          <table:table-cell office:value-type="string" calcext:value-type="string">
            <text:p>sharp_bhopal</text:p>
          </table:table-cell>
          <table:table-cell/>
          <table:table-cell office:value-type="string" calcext:value-type="string">
            <text:p>sharp_dabra</text:p>
          </table:table-cell>
          <table:table-cell/>
          <table:table-cell office:value-type="string" calcext:value-type="string">
            <text:p>sharp_anuppur</text:p>
          </table:table-cell>
          <table:table-cell/>
          <table:table-cell office:value-type="string" calcext:value-type="string">
            <text:p>sharp_barwani</text:p>
          </table:table-cell>
        </table:table-row>
        <table:table-row table:style-name="ro1">
          <table:table-cell office:value-type="string" calcext:value-type="string">
            <text:p>sharp_dewas</text:p>
          </table:table-cell>
          <table:table-cell/>
          <table:table-cell office:value-type="string" calcext:value-type="string">
            <text:p>sharp_gadarwada</text:p>
          </table:table-cell>
          <table:table-cell/>
          <table:table-cell office:value-type="string" calcext:value-type="string">
            <text:p>sharp_alirajpur</text:p>
          </table:table-cell>
          <table:table-cell/>
          <table:table-cell office:value-type="string" calcext:value-type="string">
            <text:p>sharp_damoh</text:p>
          </table:table-cell>
        </table:table-row>
        <table:table-row table:style-name="ro2">
          <table:table-cell office:value-type="string" calcext:value-type="string">
            <text:p>sharp_dhar</text:p>
          </table:table-cell>
          <table:table-cell/>
          <table:table-cell office:value-type="string" calcext:value-type="string">
            <text:p>sharp_ganjbasoda</text:p>
          </table:table-cell>
          <table:table-cell/>
          <table:table-cell office:value-type="string" calcext:value-type="string">
            <text:p>sharp_jabalpur</text:p>
          </table:table-cell>
          <table:table-cell/>
          <table:table-cell office:value-type="string" calcext:value-type="string">
            <text:p>sharp_petlawad</text:p>
          </table:table-cell>
        </table:table-row>
        <table:table-row table:style-name="ro2">
          <table:table-cell office:value-type="string" calcext:value-type="string">
            <text:p>sharp_khandwa</text:p>
          </table:table-cell>
          <table:table-cell/>
          <table:table-cell office:value-type="string" calcext:value-type="string">
            <text:p>sharp_guna</text:p>
          </table:table-cell>
          <table:table-cell/>
          <table:table-cell office:value-type="string" calcext:value-type="string">
            <text:p>sharp_chhindwara</text:p>
          </table:table-cell>
          <table:table-cell/>
          <table:table-cell office:value-type="string" calcext:value-type="string">
            <text:p>sharp_hoshangabad</text:p>
          </table:table-cell>
        </table:table-row>
        <table:table-row table:style-name="ro1">
          <table:table-cell office:value-type="string" calcext:value-type="string">
            <text:p>sharp_kukshi</text:p>
          </table:table-cell>
          <table:table-cell/>
          <table:table-cell office:value-type="string" calcext:value-type="string">
            <text:p>sharp_harda</text:p>
          </table:table-cell>
          <table:table-cell/>
          <table:table-cell office:value-type="string" calcext:value-type="string">
            <text:p>sharp_madhavganj</text:p>
          </table:table-cell>
          <table:table-cell/>
          <table:table-cell office:value-type="string" calcext:value-type="string">
            <text:p>sharp_morena</text:p>
          </table:table-cell>
        </table:table-row>
        <table:table-row table:style-name="ro1">
          <table:table-cell office:value-type="string" calcext:value-type="string">
            <text:p>sharp_maihar</text:p>
          </table:table-cell>
          <table:table-cell/>
          <table:table-cell office:value-type="string" calcext:value-type="string">
            <text:p>sharp_jhabua</text:p>
          </table:table-cell>
          <table:table-cell/>
          <table:table-cell office:value-type="string" calcext:value-type="string">
            <text:p>sharp_mhow</text:p>
          </table:table-cell>
          <table:table-cell/>
          <table:table-cell office:value-type="string" calcext:value-type="string">
            <text:p>sharp_pcsethi</text:p>
          </table:table-cell>
        </table:table-row>
        <table:table-row table:style-name="ro1">
          <table:table-cell office:value-type="string" calcext:value-type="string">
            <text:p>sharp_mandsaur</text:p>
          </table:table-cell>
          <table:table-cell/>
          <table:table-cell office:value-type="string" calcext:value-type="string">
            <text:p>sharp_raisen</text:p>
          </table:table-cell>
          <table:table-cell/>
          <table:table-cell office:value-type="string" calcext:value-type="string">
            <text:p>sharp_nasrullaganj</text:p>
          </table:table-cell>
          <table:table-cell/>
          <table:table-cell office:value-type="string" calcext:value-type="string">
            <text:p>sharp_rehti</text:p>
          </table:table-cell>
        </table:table-row>
        <table:table-row table:style-name="ro1">
          <table:table-cell office:value-type="string" calcext:value-type="string">
            <text:p>sharp_nainpur</text:p>
          </table:table-cell>
          <table:table-cell/>
          <table:table-cell office:value-type="string" calcext:value-type="string">
            <text:p>sharp_sarangpur</text:p>
          </table:table-cell>
          <table:table-cell/>
          <table:table-cell office:value-type="string" calcext:value-type="string">
            <text:p>sharp_rewa</text:p>
          </table:table-cell>
          <table:table-cell/>
          <table:table-cell office:value-type="string" calcext:value-type="string">
            <text:p>sharp_shahdol</text:p>
          </table:table-cell>
        </table:table-row>
        <table:table-row table:style-name="ro2">
          <table:table-cell office:value-type="string" calcext:value-type="string">
            <text:p>sharp_pipariya</text:p>
          </table:table-cell>
          <table:table-cell/>
          <table:table-cell office:value-type="string" calcext:value-type="string">
            <text:p>sharp_shajapur</text:p>
          </table:table-cell>
          <table:table-cell/>
          <table:table-cell office:value-type="string" calcext:value-type="string">
            <text:p>sharp_dindori</text:p>
          </table:table-cell>
          <table:table-cell/>
          <table:table-cell office:value-type="string" calcext:value-type="string">
            <text:p>sharp_burhanpur</text:p>
          </table:table-cell>
        </table:table-row>
        <table:table-row table:style-name="ro2">
          <table:table-cell office:value-type="string" calcext:value-type="string">
            <text:p>sharp_rajgarh</text:p>
          </table:table-cell>
          <table:table-cell/>
          <table:table-cell office:value-type="string" calcext:value-type="string">
            <text:p>sharp_sousar</text:p>
          </table:table-cell>
          <table:table-cell/>
          <table:table-cell office:value-type="string" calcext:value-type="string">
            <text:p>sharp_khargone</text:p>
          </table:table-cell>
          <table:table-cell/>
          <table:table-cell office:value-type="string" calcext:value-type="string">
            <text:p>sharp_tikamgarh</text:p>
          </table:table-cell>
        </table:table-row>
        <table:table-row table:style-name="ro2">
          <table:table-cell office:value-type="string" calcext:value-type="string">
            <text:p>sharp_sidhi</text:p>
          </table:table-cell>
          <table:table-cell/>
          <table:table-cell office:value-type="string" calcext:value-type="string">
            <text:p>sharp_vidisha</text:p>
          </table:table-cell>
          <table:table-cell/>
          <table:table-cell office:value-type="string" calcext:value-type="string">
            <text:p>sharp_amarpatan</text:p>
          </table:table-cell>
          <table:table-cell/>
          <table:table-cell office:value-type="string" calcext:value-type="string">
            <text:p>sharp_narsinghpur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sharp_dhjabalpur</text:p>
          </table:table-cell>
          <table:table-cell/>
          <table:table-cell office:value-type="string" calcext:value-type="string">
            <text:p>sharp_itarsi</text:p>
          </table:table-cell>
          <table:table-cell/>
          <table:table-cell office:value-type="string" calcext:value-type="string">
            <text:p>sharp_tyonthar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sharp_balaghat</text:p>
          </table:table-cell>
          <table:table-cell/>
          <table:table-cell office:value-type="string" calcext:value-type="string">
            <text:p>sharp_pandurana</text:p>
          </table:table-cell>
          <table:table-cell/>
          <table:table-cell office:value-type="string" calcext:value-type="string">
            <text:p>sharp_lakhnadon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sharp_sagar</text:p>
          </table:table-cell>
          <table:table-cell/>
          <table:table-cell office:value-type="string" calcext:value-type="string">
            <text:p>sharp_gwalior</text:p>
          </table:table-cell>
          <table:table-cell/>
          <table:table-cell office:value-type="string" calcext:value-type="string">
            <text:p>sharp_shujalpur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sharp_sehore</text:p>
          </table:table-cell>
          <table:table-cell/>
          <table:table-cell office:value-type="string" calcext:value-type="string">
            <text:p>sharp_bhind</text:p>
          </table:table-cell>
          <table:table-cell/>
          <table:table-cell office:value-type="string" calcext:value-type="string">
            <text:p>sharp_katni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sharp_seoni</text:p>
          </table:table-cell>
          <table:table-cell/>
          <table:table-cell office:value-type="string" calcext:value-type="string">
            <text:p>sharp_jaora</text:p>
          </table:table-cell>
          <table:table-cell/>
          <table:table-cell office:value-type="string" calcext:value-type="string">
            <text:p>sharp_neemuc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sharp_sihora</text:p>
          </table:table-cell>
          <table:table-cell/>
          <table:table-cell office:value-type="string" calcext:value-type="string">
            <text:p>sharp_satna</text:p>
          </table:table-cell>
          <table:table-cell/>
          <table:table-cell office:value-type="string" calcext:value-type="string">
            <text:p>sharp_panna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sharp_umaria</text:p>
          </table:table-cell>
          <table:table-cell/>
          <table:table-cell office:value-type="string" calcext:value-type="string">
            <text:p>sharp_datia</text:p>
          </table:table-cell>
          <table:table-cell/>
          <table:table-cell office:value-type="string" calcext:value-type="string">
            <text:p>sharp_katju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sharp_lanjhi</text:p>
          </table:table-cell>
          <table:table-cell/>
          <table:table-cell office:value-type="string" calcext:value-type="string">
            <text:p>sharp_khurai</text:p>
          </table:table-cell>
          <table:table-cell/>
          <table:table-cell table:style-name="ce2"/>
        </table:table-row>
        <table:table-row table:style-name="ro1">
          <table:table-cell table:style-name="ce2"/>
          <table:table-cell/>
          <table:table-cell office:value-type="string" calcext:value-type="string">
            <text:p>sharp_singrouli</text:p>
          </table:table-cell>
          <table:table-cell/>
          <table:table-cell office:value-type="string" calcext:value-type="string">
            <text:p>sharp_chhatarpur</text:p>
          </table:table-cell>
          <table:table-cell/>
          <table:table-cell table:style-name="Default"/>
        </table:table-row>
      </table:table>
      <table:table table:name="manual data" table:style-name="ta1">
        <table:table-column table:style-name="co4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aasht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];[.B1];[.C1];[.B1];[.D1])" office:value-type="string" office:string-value="SELECT &#10;    ISE.lab_name,&#10;    ISE.invest_name,&#10;    COUNT(ISE.iv_id) AS totalManualTest,&#10;    DATE(ISE.entry_date) , ISE.im_id&#10;FROM sharp_aashta.investigation AS ISE&#10;        JOIN sharp_aasht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aashta.investigation AS ISE</text:p>
            <text:p>        JOIN sharp_aasht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ashoknag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];[.B2];[.C2];[.B2];[.D2])" office:value-type="string" office:string-value="SELECT &#10;    ISE.lab_name,&#10;    ISE.invest_name,&#10;    COUNT(ISE.iv_id) AS totalManualTest,&#10;    DATE(ISE.entry_date) , ISE.im_id&#10;FROM sharp_ashoknagar.investigation AS ISE&#10;        JOIN sharp_ashoknaga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ashoknagar.investigation AS ISE</text:p>
            <text:p>        JOIN sharp_ashoknaga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adwa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];[.B3];[.C3];[.B3];[.D3])" office:value-type="string" office:string-value="SELECT &#10;    ISE.lab_name,&#10;    ISE.invest_name,&#10;    COUNT(ISE.iv_id) AS totalManualTest,&#10;    DATE(ISE.entry_date) , ISE.im_id&#10;FROM sharp_badwah.investigation AS ISE&#10;        JOIN sharp_badwah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adwah.investigation AS ISE</text:p>
            <text:p>        JOIN sharp_badwah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etul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];[.B4];[.C4];[.B4];[.D4])" office:value-type="string" office:string-value="SELECT &#10;    ISE.lab_name,&#10;    ISE.invest_name,&#10;    COUNT(ISE.iv_id) AS totalManualTest,&#10;    DATE(ISE.entry_date) , ISE.im_id&#10;FROM sharp_betul.investigation AS ISE&#10;        JOIN sharp_betul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etul.investigation AS ISE</text:p>
            <text:p>        JOIN sharp_betul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hopal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];[.B5];[.C5];[.B5];[.D5])" office:value-type="string" office:string-value="SELECT &#10;    ISE.lab_name,&#10;    ISE.invest_name,&#10;    COUNT(ISE.iv_id) AS totalManualTest,&#10;    DATE(ISE.entry_date) , ISE.im_id&#10;FROM sharp_bhopal.investigation AS ISE&#10;        JOIN sharp_bhopal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hopal.investigation AS ISE</text:p>
            <text:p>        JOIN sharp_bhopal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dewas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];[.B6];[.C6];[.B6];[.D6])" office:value-type="string" office:string-value="SELECT &#10;    ISE.lab_name,&#10;    ISE.invest_name,&#10;    COUNT(ISE.iv_id) AS totalManualTest,&#10;    DATE(ISE.entry_date) , ISE.im_id&#10;FROM sharp_dewas.investigation AS ISE&#10;        JOIN sharp_dewas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dewas.investigation AS ISE</text:p>
            <text:p>        JOIN sharp_dewas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dh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];[.B7];[.C7];[.B7];[.D7])" office:value-type="string" office:string-value="SELECT &#10;    ISE.lab_name,&#10;    ISE.invest_name,&#10;    COUNT(ISE.iv_id) AS totalManualTest,&#10;    DATE(ISE.entry_date) , ISE.im_id&#10;FROM sharp_dhar.investigation AS ISE&#10;        JOIN sharp_dha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dhar.investigation AS ISE</text:p>
            <text:p>        JOIN sharp_dha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khandw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];[.B8];[.C8];[.B8];[.D8])" office:value-type="string" office:string-value="SELECT &#10;    ISE.lab_name,&#10;    ISE.invest_name,&#10;    COUNT(ISE.iv_id) AS totalManualTest,&#10;    DATE(ISE.entry_date) , ISE.im_id&#10;FROM sharp_khandwa.investigation AS ISE&#10;        JOIN sharp_khandw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khandwa.investigation AS ISE</text:p>
            <text:p>        JOIN sharp_khandw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kuksh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9];[.B9];[.C9];[.B9];[.D9])" office:value-type="string" office:string-value="SELECT &#10;    ISE.lab_name,&#10;    ISE.invest_name,&#10;    COUNT(ISE.iv_id) AS totalManualTest,&#10;    DATE(ISE.entry_date) , ISE.im_id&#10;FROM sharp_kukshi.investigation AS ISE&#10;        JOIN sharp_kuksh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kukshi.investigation AS ISE</text:p>
            <text:p>        JOIN sharp_kuksh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maih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0];[.B10];[.C10];[.B10];[.D10])" office:value-type="string" office:string-value="SELECT &#10;    ISE.lab_name,&#10;    ISE.invest_name,&#10;    COUNT(ISE.iv_id) AS totalManualTest,&#10;    DATE(ISE.entry_date) , ISE.im_id&#10;FROM sharp_maihar.investigation AS ISE&#10;        JOIN sharp_maiha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maihar.investigation AS ISE</text:p>
            <text:p>        JOIN sharp_maiha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mandsa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1];[.B11];[.C11];[.B11];[.D11])" office:value-type="string" office:string-value="SELECT &#10;    ISE.lab_name,&#10;    ISE.invest_name,&#10;    COUNT(ISE.iv_id) AS totalManualTest,&#10;    DATE(ISE.entry_date) , ISE.im_id&#10;FROM sharp_mandsaur.investigation AS ISE&#10;        JOIN sharp_mandsa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mandsaur.investigation AS ISE</text:p>
            <text:p>        JOIN sharp_mandsa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nain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2];[.B12];[.C12];[.B12];[.D12])" office:value-type="string" office:string-value="SELECT &#10;    ISE.lab_name,&#10;    ISE.invest_name,&#10;    COUNT(ISE.iv_id) AS totalManualTest,&#10;    DATE(ISE.entry_date) , ISE.im_id&#10;FROM sharp_nainpur.investigation AS ISE&#10;        JOIN sharp_nain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nainpur.investigation AS ISE</text:p>
            <text:p>        JOIN sharp_nain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pipariy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3];[.B13];[.C13];[.B13];[.D13])" office:value-type="string" office:string-value="SELECT &#10;    ISE.lab_name,&#10;    ISE.invest_name,&#10;    COUNT(ISE.iv_id) AS totalManualTest,&#10;    DATE(ISE.entry_date) , ISE.im_id&#10;FROM sharp_pipariya.investigation AS ISE&#10;        JOIN sharp_pipariy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pipariya.investigation AS ISE</text:p>
            <text:p>        JOIN sharp_pipariy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rajgar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4];[.B14];[.C14];[.B14];[.D14])" office:value-type="string" office:string-value="SELECT &#10;    ISE.lab_name,&#10;    ISE.invest_name,&#10;    COUNT(ISE.iv_id) AS totalManualTest,&#10;    DATE(ISE.entry_date) , ISE.im_id&#10;FROM sharp_rajgarh.investigation AS ISE&#10;        JOIN sharp_rajgarh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rajgarh.investigation AS ISE</text:p>
            <text:p>        JOIN sharp_rajgarh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idh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5];[.B15];[.C15];[.B15];[.D15])" office:value-type="string" office:string-value="SELECT &#10;    ISE.lab_name,&#10;    ISE.invest_name,&#10;    COUNT(ISE.iv_id) AS totalManualTest,&#10;    DATE(ISE.entry_date) , ISE.im_id&#10;FROM sharp_sidhi.investigation AS ISE&#10;        JOIN sharp_sidh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idhi.investigation AS ISE</text:p>
            <text:p>        JOIN sharp_sidh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airagar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6];[.B16];[.C16];[.B16];[.D16])" office:value-type="string" office:string-value="SELECT &#10;    ISE.lab_name,&#10;    ISE.invest_name,&#10;    COUNT(ISE.iv_id) AS totalManualTest,&#10;    DATE(ISE.entry_date) , ISE.im_id&#10;FROM sharp_bairagarh.investigation AS ISE&#10;        JOIN sharp_bairagarh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airagarh.investigation AS ISE</text:p>
            <text:p>        JOIN sharp_bairagarh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egumganj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7];[.B17];[.C17];[.B17];[.D17])" office:value-type="string" office:string-value="SELECT &#10;    ISE.lab_name,&#10;    ISE.invest_name,&#10;    COUNT(ISE.iv_id) AS totalManualTest,&#10;    DATE(ISE.entry_date) , ISE.im_id&#10;FROM sharp_begumganj.investigation AS ISE&#10;        JOIN sharp_begumganj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egumganj.investigation AS ISE</text:p>
            <text:p>        JOIN sharp_begumganj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iaor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8];[.B18];[.C18];[.B18];[.D18])" office:value-type="string" office:string-value="SELECT &#10;    ISE.lab_name,&#10;    ISE.invest_name,&#10;    COUNT(ISE.iv_id) AS totalManualTest,&#10;    DATE(ISE.entry_date) , ISE.im_id&#10;FROM sharp_biaora.investigation AS ISE&#10;        JOIN sharp_biaor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iaora.investigation AS ISE</text:p>
            <text:p>        JOIN sharp_biaor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yohar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19];[.B19];[.C19];[.B19];[.D19])" office:value-type="string" office:string-value="SELECT &#10;    ISE.lab_name,&#10;    ISE.invest_name,&#10;    COUNT(ISE.iv_id) AS totalManualTest,&#10;    DATE(ISE.entry_date) , ISE.im_id&#10;FROM sharp_byohari.investigation AS ISE&#10;        JOIN sharp_byohar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yohari.investigation AS ISE</text:p>
            <text:p>        JOIN sharp_byohar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dabr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0];[.B20];[.C20];[.B20];[.D20])" office:value-type="string" office:string-value="SELECT &#10;    ISE.lab_name,&#10;    ISE.invest_name,&#10;    COUNT(ISE.iv_id) AS totalManualTest,&#10;    DATE(ISE.entry_date) , ISE.im_id&#10;FROM sharp_dabra.investigation AS ISE&#10;        JOIN sharp_dabr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dabra.investigation AS ISE</text:p>
            <text:p>        JOIN sharp_dabr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gadarwad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1];[.B21];[.C21];[.B21];[.D21])" office:value-type="string" office:string-value="SELECT &#10;    ISE.lab_name,&#10;    ISE.invest_name,&#10;    COUNT(ISE.iv_id) AS totalManualTest,&#10;    DATE(ISE.entry_date) , ISE.im_id&#10;FROM sharp_gadarwada.investigation AS ISE&#10;        JOIN sharp_gadarwad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gadarwada.investigation AS ISE</text:p>
            <text:p>        JOIN sharp_gadarwad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ganjbasod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2];[.B22];[.C22];[.B22];[.D22])" office:value-type="string" office:string-value="SELECT &#10;    ISE.lab_name,&#10;    ISE.invest_name,&#10;    COUNT(ISE.iv_id) AS totalManualTest,&#10;    DATE(ISE.entry_date) , ISE.im_id&#10;FROM sharp_ganjbasoda.investigation AS ISE&#10;        JOIN sharp_ganjbasod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ganjbasoda.investigation AS ISE</text:p>
            <text:p>        JOIN sharp_ganjbasod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gun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3];[.B23];[.C23];[.B23];[.D23])" office:value-type="string" office:string-value="SELECT &#10;    ISE.lab_name,&#10;    ISE.invest_name,&#10;    COUNT(ISE.iv_id) AS totalManualTest,&#10;    DATE(ISE.entry_date) , ISE.im_id&#10;FROM sharp_guna.investigation AS ISE&#10;        JOIN sharp_gun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guna.investigation AS ISE</text:p>
            <text:p>        JOIN sharp_gun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hard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4];[.B24];[.C24];[.B24];[.D24])" office:value-type="string" office:string-value="SELECT &#10;    ISE.lab_name,&#10;    ISE.invest_name,&#10;    COUNT(ISE.iv_id) AS totalManualTest,&#10;    DATE(ISE.entry_date) , ISE.im_id&#10;FROM sharp_harda.investigation AS ISE&#10;        JOIN sharp_hard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harda.investigation AS ISE</text:p>
            <text:p>        JOIN sharp_hard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jhabu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5];[.B25];[.C25];[.B25];[.D25])" office:value-type="string" office:string-value="SELECT &#10;    ISE.lab_name,&#10;    ISE.invest_name,&#10;    COUNT(ISE.iv_id) AS totalManualTest,&#10;    DATE(ISE.entry_date) , ISE.im_id&#10;FROM sharp_jhabua.investigation AS ISE&#10;        JOIN sharp_jhabu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jhabua.investigation AS ISE</text:p>
            <text:p>        JOIN sharp_jhabu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raisen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6];[.B26];[.C26];[.B26];[.D26])" office:value-type="string" office:string-value="SELECT &#10;    ISE.lab_name,&#10;    ISE.invest_name,&#10;    COUNT(ISE.iv_id) AS totalManualTest,&#10;    DATE(ISE.entry_date) , ISE.im_id&#10;FROM sharp_raisen.investigation AS ISE&#10;        JOIN sharp_raisen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raisen.investigation AS ISE</text:p>
            <text:p>        JOIN sharp_raisen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arang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7];[.B27];[.C27];[.B27];[.D27])" office:value-type="string" office:string-value="SELECT &#10;    ISE.lab_name,&#10;    ISE.invest_name,&#10;    COUNT(ISE.iv_id) AS totalManualTest,&#10;    DATE(ISE.entry_date) , ISE.im_id&#10;FROM sharp_sarangpur.investigation AS ISE&#10;        JOIN sharp_sarang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arangpur.investigation AS ISE</text:p>
            <text:p>        JOIN sharp_sarang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haja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8];[.B28];[.C28];[.B28];[.D28])" office:value-type="string" office:string-value="SELECT &#10;    ISE.lab_name,&#10;    ISE.invest_name,&#10;    COUNT(ISE.iv_id) AS totalManualTest,&#10;    DATE(ISE.entry_date) , ISE.im_id&#10;FROM sharp_shajapur.investigation AS ISE&#10;        JOIN sharp_shaja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hajapur.investigation AS ISE</text:p>
            <text:p>        JOIN sharp_shaja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ous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29];[.B29];[.C29];[.B29];[.D29])" office:value-type="string" office:string-value="SELECT &#10;    ISE.lab_name,&#10;    ISE.invest_name,&#10;    COUNT(ISE.iv_id) AS totalManualTest,&#10;    DATE(ISE.entry_date) , ISE.im_id&#10;FROM sharp_sousar.investigation AS ISE&#10;        JOIN sharp_sousa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ousar.investigation AS ISE</text:p>
            <text:p>        JOIN sharp_sousa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vidish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0];[.B30];[.C30];[.B30];[.D30])" office:value-type="string" office:string-value="SELECT &#10;    ISE.lab_name,&#10;    ISE.invest_name,&#10;    COUNT(ISE.iv_id) AS totalManualTest,&#10;    DATE(ISE.entry_date) , ISE.im_id&#10;FROM sharp_vidisha.investigation AS ISE&#10;        JOIN sharp_vidish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vidisha.investigation AS ISE</text:p>
            <text:p>        JOIN sharp_vidish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dhjabal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1];[.B31];[.C31];[.B31];[.D31])" office:value-type="string" office:string-value="SELECT &#10;    ISE.lab_name,&#10;    ISE.invest_name,&#10;    COUNT(ISE.iv_id) AS totalManualTest,&#10;    DATE(ISE.entry_date) , ISE.im_id&#10;FROM sharp_dhjabalpur.investigation AS ISE&#10;        JOIN sharp_dhjabal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dhjabalpur.investigation AS ISE</text:p>
            <text:p>        JOIN sharp_dhjabal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alaghat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2];[.B32];[.C32];[.B32];[.D32])" office:value-type="string" office:string-value="SELECT &#10;    ISE.lab_name,&#10;    ISE.invest_name,&#10;    COUNT(ISE.iv_id) AS totalManualTest,&#10;    DATE(ISE.entry_date) , ISE.im_id&#10;FROM sharp_balaghat.investigation AS ISE&#10;        JOIN sharp_balaghat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alaghat.investigation AS ISE</text:p>
            <text:p>        JOIN sharp_balaghat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ag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3];[.B33];[.C33];[.B33];[.D33])" office:value-type="string" office:string-value="SELECT &#10;    ISE.lab_name,&#10;    ISE.invest_name,&#10;    COUNT(ISE.iv_id) AS totalManualTest,&#10;    DATE(ISE.entry_date) , ISE.im_id&#10;FROM sharp_sagar.investigation AS ISE&#10;        JOIN sharp_saga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agar.investigation AS ISE</text:p>
            <text:p>        JOIN sharp_saga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ehore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4];[.B34];[.C34];[.B34];[.D34])" office:value-type="string" office:string-value="SELECT &#10;    ISE.lab_name,&#10;    ISE.invest_name,&#10;    COUNT(ISE.iv_id) AS totalManualTest,&#10;    DATE(ISE.entry_date) , ISE.im_id&#10;FROM sharp_sehore.investigation AS ISE&#10;        JOIN sharp_sehore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ehore.investigation AS ISE</text:p>
            <text:p>        JOIN sharp_sehore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eon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5];[.B35];[.C35];[.B35];[.D35])" office:value-type="string" office:string-value="SELECT &#10;    ISE.lab_name,&#10;    ISE.invest_name,&#10;    COUNT(ISE.iv_id) AS totalManualTest,&#10;    DATE(ISE.entry_date) , ISE.im_id&#10;FROM sharp_seoni.investigation AS ISE&#10;        JOIN sharp_seon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eoni.investigation AS ISE</text:p>
            <text:p>        JOIN sharp_seon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ihor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6];[.B36];[.C36];[.B36];[.D36])" office:value-type="string" office:string-value="SELECT &#10;    ISE.lab_name,&#10;    ISE.invest_name,&#10;    COUNT(ISE.iv_id) AS totalManualTest,&#10;    DATE(ISE.entry_date) , ISE.im_id&#10;FROM sharp_sihora.investigation AS ISE&#10;        JOIN sharp_sihor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ihora.investigation AS ISE</text:p>
            <text:p>        JOIN sharp_sihor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umari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7];[.B37];[.C37];[.B37];[.D37])" office:value-type="string" office:string-value="SELECT &#10;    ISE.lab_name,&#10;    ISE.invest_name,&#10;    COUNT(ISE.iv_id) AS totalManualTest,&#10;    DATE(ISE.entry_date) , ISE.im_id&#10;FROM sharp_umaria.investigation AS ISE&#10;        JOIN sharp_umari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umaria.investigation AS ISE</text:p>
            <text:p>        JOIN sharp_umari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lanjh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8];[.B38];[.C38];[.B38];[.D38])" office:value-type="string" office:string-value="SELECT &#10;    ISE.lab_name,&#10;    ISE.invest_name,&#10;    COUNT(ISE.iv_id) AS totalManualTest,&#10;    DATE(ISE.entry_date) , ISE.im_id&#10;FROM sharp_lanjhi.investigation AS ISE&#10;        JOIN sharp_lanjh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lanjhi.investigation AS ISE</text:p>
            <text:p>        JOIN sharp_lanjh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ingroul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39];[.B39];[.C39];[.B39];[.D39])" office:value-type="string" office:string-value="SELECT &#10;    ISE.lab_name,&#10;    ISE.invest_name,&#10;    COUNT(ISE.iv_id) AS totalManualTest,&#10;    DATE(ISE.entry_date) , ISE.im_id&#10;FROM sharp_singrouli.investigation AS ISE&#10;        JOIN sharp_singroul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ingrouli.investigation AS ISE</text:p>
            <text:p>        JOIN sharp_singroul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ratlam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0];[.B40];[.C40];[.B40];[.D40])" office:value-type="string" office:string-value="SELECT &#10;    ISE.lab_name,&#10;    ISE.invest_name,&#10;    COUNT(ISE.iv_id) AS totalManualTest,&#10;    DATE(ISE.entry_date) , ISE.im_id&#10;FROM sharp_ratlam.investigation AS ISE&#10;        JOIN sharp_ratlam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ratlam.investigation AS ISE</text:p>
            <text:p>        JOIN sharp_ratlam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ujjain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1];[.B41];[.C41];[.B41];[.D41])" office:value-type="string" office:string-value="SELECT &#10;    ISE.lab_name,&#10;    ISE.invest_name,&#10;    COUNT(ISE.iv_id) AS totalManualTest,&#10;    DATE(ISE.entry_date) , ISE.im_id&#10;FROM sharp_ujjain.investigation AS ISE&#10;        JOIN sharp_ujjain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ujjain.investigation AS ISE</text:p>
            <text:p>        JOIN sharp_ujjain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mandl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2];[.B42];[.C42];[.B42];[.D42])" office:value-type="string" office:string-value="SELECT &#10;    ISE.lab_name,&#10;    ISE.invest_name,&#10;    COUNT(ISE.iv_id) AS totalManualTest,&#10;    DATE(ISE.entry_date) , ISE.im_id&#10;FROM sharp_mandla.investigation AS ISE&#10;        JOIN sharp_mandl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mandla.investigation AS ISE</text:p>
            <text:p>        JOIN sharp_mandl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agarmalw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3];[.B43];[.C43];[.B43];[.D43])" office:value-type="string" office:string-value="SELECT &#10;    ISE.lab_name,&#10;    ISE.invest_name,&#10;    COUNT(ISE.iv_id) AS totalManualTest,&#10;    DATE(ISE.entry_date) , ISE.im_id&#10;FROM sharp_agarmalwa.investigation AS ISE&#10;        JOIN sharp_agarmalw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agarmalwa.investigation AS ISE</text:p>
            <text:p>        JOIN sharp_agarmalw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anup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4];[.B44];[.C44];[.B44];[.D44])" office:value-type="string" office:string-value="SELECT &#10;    ISE.lab_name,&#10;    ISE.invest_name,&#10;    COUNT(ISE.iv_id) AS totalManualTest,&#10;    DATE(ISE.entry_date) , ISE.im_id&#10;FROM sharp_anuppur.investigation AS ISE&#10;        JOIN sharp_anup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anuppur.investigation AS ISE</text:p>
            <text:p>        JOIN sharp_anup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aliraj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5];[.B45];[.C45];[.B45];[.D45])" office:value-type="string" office:string-value="SELECT &#10;    ISE.lab_name,&#10;    ISE.invest_name,&#10;    COUNT(ISE.iv_id) AS totalManualTest,&#10;    DATE(ISE.entry_date) , ISE.im_id&#10;FROM sharp_alirajpur.investigation AS ISE&#10;        JOIN sharp_aliraj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alirajpur.investigation AS ISE</text:p>
            <text:p>        JOIN sharp_aliraj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jabal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6];[.B46];[.C46];[.B46];[.D46])" office:value-type="string" office:string-value="SELECT &#10;    ISE.lab_name,&#10;    ISE.invest_name,&#10;    COUNT(ISE.iv_id) AS totalManualTest,&#10;    DATE(ISE.entry_date) , ISE.im_id&#10;FROM sharp_jabalpur.investigation AS ISE&#10;        JOIN sharp_jabal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jabalpur.investigation AS ISE</text:p>
            <text:p>        JOIN sharp_jabal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chhindwar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7];[.B47];[.C47];[.B47];[.D47])" office:value-type="string" office:string-value="SELECT &#10;    ISE.lab_name,&#10;    ISE.invest_name,&#10;    COUNT(ISE.iv_id) AS totalManualTest,&#10;    DATE(ISE.entry_date) , ISE.im_id&#10;FROM sharp_chhindwara.investigation AS ISE&#10;        JOIN sharp_chhindwar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chhindwara.investigation AS ISE</text:p>
            <text:p>        JOIN sharp_chhindwar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madhavganj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8];[.B48];[.C48];[.B48];[.D48])" office:value-type="string" office:string-value="SELECT &#10;    ISE.lab_name,&#10;    ISE.invest_name,&#10;    COUNT(ISE.iv_id) AS totalManualTest,&#10;    DATE(ISE.entry_date) , ISE.im_id&#10;FROM sharp_madhavganj.investigation AS ISE&#10;        JOIN sharp_madhavganj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madhavganj.investigation AS ISE</text:p>
            <text:p>        JOIN sharp_madhavganj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mhow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49];[.B49];[.C49];[.B49];[.D49])" office:value-type="string" office:string-value="SELECT &#10;    ISE.lab_name,&#10;    ISE.invest_name,&#10;    COUNT(ISE.iv_id) AS totalManualTest,&#10;    DATE(ISE.entry_date) , ISE.im_id&#10;FROM sharp_mhow.investigation AS ISE&#10;        JOIN sharp_mhow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mhow.investigation AS ISE</text:p>
            <text:p>        JOIN sharp_mhow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nasrullaganj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0];[.B50];[.C50];[.B50];[.D50])" office:value-type="string" office:string-value="SELECT &#10;    ISE.lab_name,&#10;    ISE.invest_name,&#10;    COUNT(ISE.iv_id) AS totalManualTest,&#10;    DATE(ISE.entry_date) , ISE.im_id&#10;FROM sharp_nasrullaganj.investigation AS ISE&#10;        JOIN sharp_nasrullaganj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nasrullaganj.investigation AS ISE</text:p>
            <text:p>        JOIN sharp_nasrullaganj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rew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1];[.B51];[.C51];[.B51];[.D51])" office:value-type="string" office:string-value="SELECT &#10;    ISE.lab_name,&#10;    ISE.invest_name,&#10;    COUNT(ISE.iv_id) AS totalManualTest,&#10;    DATE(ISE.entry_date) , ISE.im_id&#10;FROM sharp_rewa.investigation AS ISE&#10;        JOIN sharp_rew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rewa.investigation AS ISE</text:p>
            <text:p>        JOIN sharp_rew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dindor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2];[.B52];[.C52];[.B52];[.D52])" office:value-type="string" office:string-value="SELECT &#10;    ISE.lab_name,&#10;    ISE.invest_name,&#10;    COUNT(ISE.iv_id) AS totalManualTest,&#10;    DATE(ISE.entry_date) , ISE.im_id&#10;FROM sharp_dindori.investigation AS ISE&#10;        JOIN sharp_dindor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dindori.investigation AS ISE</text:p>
            <text:p>        JOIN sharp_dindor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khargone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3];[.B53];[.C53];[.B53];[.D53])" office:value-type="string" office:string-value="SELECT &#10;    ISE.lab_name,&#10;    ISE.invest_name,&#10;    COUNT(ISE.iv_id) AS totalManualTest,&#10;    DATE(ISE.entry_date) , ISE.im_id&#10;FROM sharp_khargone.investigation AS ISE&#10;        JOIN sharp_khargone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khargone.investigation AS ISE</text:p>
            <text:p>        JOIN sharp_khargone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amarpatan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4];[.B54];[.C54];[.B54];[.D54])" office:value-type="string" office:string-value="SELECT &#10;    ISE.lab_name,&#10;    ISE.invest_name,&#10;    COUNT(ISE.iv_id) AS totalManualTest,&#10;    DATE(ISE.entry_date) , ISE.im_id&#10;FROM sharp_amarpatan.investigation AS ISE&#10;        JOIN sharp_amarpatan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amarpatan.investigation AS ISE</text:p>
            <text:p>        JOIN sharp_amarpatan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itars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5];[.B55];[.C55];[.B55];[.D55])" office:value-type="string" office:string-value="SELECT &#10;    ISE.lab_name,&#10;    ISE.invest_name,&#10;    COUNT(ISE.iv_id) AS totalManualTest,&#10;    DATE(ISE.entry_date) , ISE.im_id&#10;FROM sharp_itarsi.investigation AS ISE&#10;        JOIN sharp_itars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itarsi.investigation AS ISE</text:p>
            <text:p>        JOIN sharp_itars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panduran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6];[.B56];[.C56];[.B56];[.D56])" office:value-type="string" office:string-value="SELECT &#10;    ISE.lab_name,&#10;    ISE.invest_name,&#10;    COUNT(ISE.iv_id) AS totalManualTest,&#10;    DATE(ISE.entry_date) , ISE.im_id&#10;FROM sharp_pandurana.investigation AS ISE&#10;        JOIN sharp_panduran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pandurana.investigation AS ISE</text:p>
            <text:p>        JOIN sharp_panduran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gwalio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7];[.B57];[.C57];[.B57];[.D57])" office:value-type="string" office:string-value="SELECT &#10;    ISE.lab_name,&#10;    ISE.invest_name,&#10;    COUNT(ISE.iv_id) AS totalManualTest,&#10;    DATE(ISE.entry_date) , ISE.im_id&#10;FROM sharp_gwalior.investigation AS ISE&#10;        JOIN sharp_gwalio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gwalior.investigation AS ISE</text:p>
            <text:p>        JOIN sharp_gwalio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hind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8];[.B58];[.C58];[.B58];[.D58])" office:value-type="string" office:string-value="SELECT &#10;    ISE.lab_name,&#10;    ISE.invest_name,&#10;    COUNT(ISE.iv_id) AS totalManualTest,&#10;    DATE(ISE.entry_date) , ISE.im_id&#10;FROM sharp_bhind.investigation AS ISE&#10;        JOIN sharp_bhind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hind.investigation AS ISE</text:p>
            <text:p>        JOIN sharp_bhind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jaor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59];[.B59];[.C59];[.B59];[.D59])" office:value-type="string" office:string-value="SELECT &#10;    ISE.lab_name,&#10;    ISE.invest_name,&#10;    COUNT(ISE.iv_id) AS totalManualTest,&#10;    DATE(ISE.entry_date) , ISE.im_id&#10;FROM sharp_jaora.investigation AS ISE&#10;        JOIN sharp_jaor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jaora.investigation AS ISE</text:p>
            <text:p>        JOIN sharp_jaor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atn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0];[.B60];[.C60];[.B60];[.D60])" office:value-type="string" office:string-value="SELECT &#10;    ISE.lab_name,&#10;    ISE.invest_name,&#10;    COUNT(ISE.iv_id) AS totalManualTest,&#10;    DATE(ISE.entry_date) , ISE.im_id&#10;FROM sharp_satna.investigation AS ISE&#10;        JOIN sharp_satn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atna.investigation AS ISE</text:p>
            <text:p>        JOIN sharp_satn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dati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1];[.B61];[.C61];[.B61];[.D61])" office:value-type="string" office:string-value="SELECT &#10;    ISE.lab_name,&#10;    ISE.invest_name,&#10;    COUNT(ISE.iv_id) AS totalManualTest,&#10;    DATE(ISE.entry_date) , ISE.im_id&#10;FROM sharp_datia.investigation AS ISE&#10;        JOIN sharp_dati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datia.investigation AS ISE</text:p>
            <text:p>        JOIN sharp_dati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khura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2];[.B62];[.C62];[.B62];[.D62])" office:value-type="string" office:string-value="SELECT &#10;    ISE.lab_name,&#10;    ISE.invest_name,&#10;    COUNT(ISE.iv_id) AS totalManualTest,&#10;    DATE(ISE.entry_date) , ISE.im_id&#10;FROM sharp_khurai.investigation AS ISE&#10;        JOIN sharp_khura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khurai.investigation AS ISE</text:p>
            <text:p>        JOIN sharp_khura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chhatar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3];[.B63];[.C63];[.B63];[.D63])" office:value-type="string" office:string-value="SELECT &#10;    ISE.lab_name,&#10;    ISE.invest_name,&#10;    COUNT(ISE.iv_id) AS totalManualTest,&#10;    DATE(ISE.entry_date) , ISE.im_id&#10;FROM sharp_chhatarpur.investigation AS ISE&#10;        JOIN sharp_chhatar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chhatarpur.investigation AS ISE</text:p>
            <text:p>        JOIN sharp_chhatar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hivpur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4];[.B64];[.C64];[.B64];[.D64])" office:value-type="string" office:string-value="SELECT &#10;    ISE.lab_name,&#10;    ISE.invest_name,&#10;    COUNT(ISE.iv_id) AS totalManualTest,&#10;    DATE(ISE.entry_date) , ISE.im_id&#10;FROM sharp_shivpuri.investigation AS ISE&#10;        JOIN sharp_shivpur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hivpuri.investigation AS ISE</text:p>
            <text:p>        JOIN sharp_shivpur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heo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5];[.B65];[.C65];[.B65];[.D65])" office:value-type="string" office:string-value="SELECT &#10;    ISE.lab_name,&#10;    ISE.invest_name,&#10;    COUNT(ISE.iv_id) AS totalManualTest,&#10;    DATE(ISE.entry_date) , ISE.im_id&#10;FROM sharp_sheopur.investigation AS ISE&#10;        JOIN sharp_sheo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heopur.investigation AS ISE</text:p>
            <text:p>        JOIN sharp_sheo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endhw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6];[.B66];[.C66];[.B66];[.D66])" office:value-type="string" office:string-value="SELECT &#10;    ISE.lab_name,&#10;    ISE.invest_name,&#10;    COUNT(ISE.iv_id) AS totalManualTest,&#10;    DATE(ISE.entry_date) , ISE.im_id&#10;FROM sharp_sendhwa.investigation AS ISE&#10;        JOIN sharp_sendhw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endhwa.investigation AS ISE</text:p>
            <text:p>        JOIN sharp_sendhw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thandl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7];[.B67];[.C67];[.B67];[.D67])" office:value-type="string" office:string-value="SELECT &#10;    ISE.lab_name,&#10;    ISE.invest_name,&#10;    COUNT(ISE.iv_id) AS totalManualTest,&#10;    DATE(ISE.entry_date) , ISE.im_id&#10;FROM sharp_thandla.investigation AS ISE&#10;        JOIN sharp_thandl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thandla.investigation AS ISE</text:p>
            <text:p>        JOIN sharp_thandl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arwan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8];[.B68];[.C68];[.B68];[.D68])" office:value-type="string" office:string-value="SELECT &#10;    ISE.lab_name,&#10;    ISE.invest_name,&#10;    COUNT(ISE.iv_id) AS totalManualTest,&#10;    DATE(ISE.entry_date) , ISE.im_id&#10;FROM sharp_barwani.investigation AS ISE&#10;        JOIN sharp_barwan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arwani.investigation AS ISE</text:p>
            <text:p>        JOIN sharp_barwan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damo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69];[.B69];[.C69];[.B69];[.D69])" office:value-type="string" office:string-value="SELECT &#10;    ISE.lab_name,&#10;    ISE.invest_name,&#10;    COUNT(ISE.iv_id) AS totalManualTest,&#10;    DATE(ISE.entry_date) , ISE.im_id&#10;FROM sharp_damoh.investigation AS ISE&#10;        JOIN sharp_damoh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damoh.investigation AS ISE</text:p>
            <text:p>        JOIN sharp_damoh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petlawad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0];[.B70];[.C70];[.B70];[.D70])" office:value-type="string" office:string-value="SELECT &#10;    ISE.lab_name,&#10;    ISE.invest_name,&#10;    COUNT(ISE.iv_id) AS totalManualTest,&#10;    DATE(ISE.entry_date) , ISE.im_id&#10;FROM sharp_petlawad.investigation AS ISE&#10;        JOIN sharp_petlawad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petlawad.investigation AS ISE</text:p>
            <text:p>        JOIN sharp_petlawad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hoshangabad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1];[.B71];[.C71];[.B71];[.D71])" office:value-type="string" office:string-value="SELECT &#10;    ISE.lab_name,&#10;    ISE.invest_name,&#10;    COUNT(ISE.iv_id) AS totalManualTest,&#10;    DATE(ISE.entry_date) , ISE.im_id&#10;FROM sharp_hoshangabad.investigation AS ISE&#10;        JOIN sharp_hoshangabad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hoshangabad.investigation AS ISE</text:p>
            <text:p>        JOIN sharp_hoshangabad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moren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2];[.B72];[.C72];[.B72];[.D72])" office:value-type="string" office:string-value="SELECT &#10;    ISE.lab_name,&#10;    ISE.invest_name,&#10;    COUNT(ISE.iv_id) AS totalManualTest,&#10;    DATE(ISE.entry_date) , ISE.im_id&#10;FROM sharp_morena.investigation AS ISE&#10;        JOIN sharp_moren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morena.investigation AS ISE</text:p>
            <text:p>        JOIN sharp_moren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pcseth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3];[.B73];[.C73];[.B73];[.D73])" office:value-type="string" office:string-value="SELECT &#10;    ISE.lab_name,&#10;    ISE.invest_name,&#10;    COUNT(ISE.iv_id) AS totalManualTest,&#10;    DATE(ISE.entry_date) , ISE.im_id&#10;FROM sharp_pcsethi.investigation AS ISE&#10;        JOIN sharp_pcseth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pcsethi.investigation AS ISE</text:p>
            <text:p>        JOIN sharp_pcseth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reht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4];[.B74];[.C74];[.B74];[.D74])" office:value-type="string" office:string-value="SELECT &#10;    ISE.lab_name,&#10;    ISE.invest_name,&#10;    COUNT(ISE.iv_id) AS totalManualTest,&#10;    DATE(ISE.entry_date) , ISE.im_id&#10;FROM sharp_rehti.investigation AS ISE&#10;        JOIN sharp_reht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rehti.investigation AS ISE</text:p>
            <text:p>        JOIN sharp_reht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hahdol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5];[.B75];[.C75];[.B75];[.D75])" office:value-type="string" office:string-value="SELECT &#10;    ISE.lab_name,&#10;    ISE.invest_name,&#10;    COUNT(ISE.iv_id) AS totalManualTest,&#10;    DATE(ISE.entry_date) , ISE.im_id&#10;FROM sharp_shahdol.investigation AS ISE&#10;        JOIN sharp_shahdol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hahdol.investigation AS ISE</text:p>
            <text:p>        JOIN sharp_shahdol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burhan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6];[.B76];[.C76];[.B76];[.D76])" office:value-type="string" office:string-value="SELECT &#10;    ISE.lab_name,&#10;    ISE.invest_name,&#10;    COUNT(ISE.iv_id) AS totalManualTest,&#10;    DATE(ISE.entry_date) , ISE.im_id&#10;FROM sharp_burhanpur.investigation AS ISE&#10;        JOIN sharp_burhan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burhanpur.investigation AS ISE</text:p>
            <text:p>        JOIN sharp_burhan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tikamgar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7];[.B77];[.C77];[.B77];[.D77])" office:value-type="string" office:string-value="SELECT &#10;    ISE.lab_name,&#10;    ISE.invest_name,&#10;    COUNT(ISE.iv_id) AS totalManualTest,&#10;    DATE(ISE.entry_date) , ISE.im_id&#10;FROM sharp_tikamgarh.investigation AS ISE&#10;        JOIN sharp_tikamgarh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tikamgarh.investigation AS ISE</text:p>
            <text:p>        JOIN sharp_tikamgarh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narsingh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8];[.B78];[.C78];[.B78];[.D78])" office:value-type="string" office:string-value="SELECT &#10;    ISE.lab_name,&#10;    ISE.invest_name,&#10;    COUNT(ISE.iv_id) AS totalManualTest,&#10;    DATE(ISE.entry_date) , ISE.im_id&#10;FROM sharp_narsinghpur.investigation AS ISE&#10;        JOIN sharp_narsingh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narsinghpur.investigation AS ISE</text:p>
            <text:p>        JOIN sharp_narsingh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tyontha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79];[.B79];[.C79];[.B79];[.D79])" office:value-type="string" office:string-value="SELECT &#10;    ISE.lab_name,&#10;    ISE.invest_name,&#10;    COUNT(ISE.iv_id) AS totalManualTest,&#10;    DATE(ISE.entry_date) , ISE.im_id&#10;FROM sharp_tyonthar.investigation AS ISE&#10;        JOIN sharp_tyontha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tyonthar.investigation AS ISE</text:p>
            <text:p>        JOIN sharp_tyontha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lakhnadon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0];[.B80];[.C80];[.B80];[.D80])" office:value-type="string" office:string-value="SELECT &#10;    ISE.lab_name,&#10;    ISE.invest_name,&#10;    COUNT(ISE.iv_id) AS totalManualTest,&#10;    DATE(ISE.entry_date) , ISE.im_id&#10;FROM sharp_lakhnadon.investigation AS ISE&#10;        JOIN sharp_lakhnadon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lakhnadon.investigation AS ISE</text:p>
            <text:p>        JOIN sharp_lakhnadon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shujalpur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1];[.B81];[.C81];[.B81];[.D81])" office:value-type="string" office:string-value="SELECT &#10;    ISE.lab_name,&#10;    ISE.invest_name,&#10;    COUNT(ISE.iv_id) AS totalManualTest,&#10;    DATE(ISE.entry_date) , ISE.im_id&#10;FROM sharp_shujalpur.investigation AS ISE&#10;        JOIN sharp_shujalpur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shujalpur.investigation AS ISE</text:p>
            <text:p>        JOIN sharp_shujalpur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katni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2];[.B82];[.C82];[.B82];[.D82])" office:value-type="string" office:string-value="SELECT &#10;    ISE.lab_name,&#10;    ISE.invest_name,&#10;    COUNT(ISE.iv_id) AS totalManualTest,&#10;    DATE(ISE.entry_date) , ISE.im_id&#10;FROM sharp_katni.investigation AS ISE&#10;        JOIN sharp_katni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katni.investigation AS ISE</text:p>
            <text:p>        JOIN sharp_katni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neemuch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3];[.B83];[.C83];[.B83];[.D83])" office:value-type="string" office:string-value="SELECT &#10;    ISE.lab_name,&#10;    ISE.invest_name,&#10;    COUNT(ISE.iv_id) AS totalManualTest,&#10;    DATE(ISE.entry_date) , ISE.im_id&#10;FROM sharp_neemuch.investigation AS ISE&#10;        JOIN sharp_neemuch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neemuch.investigation AS ISE</text:p>
            <text:p>        JOIN sharp_neemuch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panna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4];[.B84];[.C84];[.B84];[.D84])" office:value-type="string" office:string-value="SELECT &#10;    ISE.lab_name,&#10;    ISE.invest_name,&#10;    COUNT(ISE.iv_id) AS totalManualTest,&#10;    DATE(ISE.entry_date) , ISE.im_id&#10;FROM sharp_panna.investigation AS ISE&#10;        JOIN sharp_panna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panna.investigation AS ISE</text:p>
            <text:p>        JOIN sharp_panna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  <table:table-row table:style-name="ro3">
          <table:table-cell office:value-type="string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</text:p>
          </table:table-cell>
          <table:table-cell office:value-type="string" calcext:value-type="string">
            <text:p>sharp_katju</text:p>
          </table:table-cell>
          <table:table-cell office:value-type="string" calcext:value-type="string">
            <text:p>.investigation AS ISE</text:p>
            <text:p>        JOIN </text:p>
          </table:table-cell>
          <table:table-cell office:value-type="string" calcext:value-type="string">
            <text:p>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  <table:table-cell table:formula="of:=COM.MICROSOFT.CONCAT([.A85];[.B85];[.C85];[.B85];[.D85])" office:value-type="string" office:string-value="SELECT &#10;    ISE.lab_name,&#10;    ISE.invest_name,&#10;    COUNT(ISE.iv_id) AS totalManualTest,&#10;    DATE(ISE.entry_date) , ISE.im_id&#10;FROM sharp_katju.investigation AS ISE&#10;        JOIN sharp_katju.investigation_master AS I ON I.im_id = ISE.im_id&#10;WHERE&#10;    (DATE(ISE.entry_date) BETWEEN '2022-09-04' AND '2022-09-10')&#10;        AND ISE.equas_flag = 0&#10;        AND ISE.authorized_by != ''&#10;        AND I.section = 'MANUAL'&#10;GROUP BY DATE(ISE.entry_date) , ISE.im_id union" calcext:value-type="string">
            <text:p>SELECT </text:p>
            <text:p>    ISE.lab_name,</text:p>
            <text:p>    ISE.invest_name,</text:p>
            <text:p>    COUNT(ISE.iv_id) AS totalManualTest,</text:p>
            <text:p>    DATE(ISE.entry_date) , ISE.im_id</text:p>
            <text:p>FROM sharp_katju.investigation AS ISE</text:p>
            <text:p>        JOIN sharp_katju.investigation_master AS I ON I.im_id = ISE.im_id</text:p>
            <text:p>WHERE</text:p>
            <text:p>    (DATE(ISE.entry_date) BETWEEN '2022-09-04' AND '2022-09-10')</text:p>
            <text:p>        AND ISE.equas_flag = 0</text:p>
            <text:p>        AND ISE.authorized_by != ''</text:p>
            <text:p>        AND I.section = 'MANUAL'</text:p>
            <text:p>GROUP BY DATE(ISE.entry_date) , ISE.im_id union</text:p>
          </table:table-cell>
        </table:table-row>
      </table:table>
      <table:table table:name="TEST DATA" table:style-name="ta1"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aasht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];[.B1];[.C1];[.B1];[.D1];[.B1];[.E1];[.B1];[.F1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aashta.lis_result l&#10;        JOIN   sharp_aashta.investigation i ON i.iv_id = l.iv_id&#10;        JOIN  sharp_aashta.test_master tm ON tm.tm_id = l.tm_id&#10;        JOIN   sharp_aasht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aashta.lis_result l</text:p>
            <text:p>        JOIN   sharp_aashta.investigation i ON i.iv_id = l.iv_id</text:p>
            <text:p>        JOIN  sharp_aashta.test_master tm ON tm.tm_id = l.tm_id</text:p>
            <text:p>        JOIN   sharp_aasht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ashoknaga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];[.B2];[.C2];[.B2];[.D2];[.B2];[.E2];[.B2];[.F2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ashoknagar.lis_result l&#10;        JOIN   sharp_ashoknagar.investigation i ON i.iv_id = l.iv_id&#10;        JOIN  sharp_ashoknagar.test_master tm ON tm.tm_id = l.tm_id&#10;        JOIN   sharp_ashoknaga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ashoknagar.lis_result l</text:p>
            <text:p>        JOIN   sharp_ashoknagar.investigation i ON i.iv_id = l.iv_id</text:p>
            <text:p>        JOIN  sharp_ashoknagar.test_master tm ON tm.tm_id = l.tm_id</text:p>
            <text:p>        JOIN   sharp_ashoknaga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adwah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];[.B3];[.C3];[.B3];[.D3];[.B3];[.E3];[.B3];[.F3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adwah.lis_result l&#10;        JOIN   sharp_badwah.investigation i ON i.iv_id = l.iv_id&#10;        JOIN  sharp_badwah.test_master tm ON tm.tm_id = l.tm_id&#10;        JOIN   sharp_badwah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adwah.lis_result l</text:p>
            <text:p>        JOIN   sharp_badwah.investigation i ON i.iv_id = l.iv_id</text:p>
            <text:p>        JOIN  sharp_badwah.test_master tm ON tm.tm_id = l.tm_id</text:p>
            <text:p>        JOIN   sharp_badwah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etul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];[.B4];[.C4];[.B4];[.D4];[.B4];[.E4];[.B4];[.F4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etul.lis_result l&#10;        JOIN   sharp_betul.investigation i ON i.iv_id = l.iv_id&#10;        JOIN  sharp_betul.test_master tm ON tm.tm_id = l.tm_id&#10;        JOIN   sharp_betul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etul.lis_result l</text:p>
            <text:p>        JOIN   sharp_betul.investigation i ON i.iv_id = l.iv_id</text:p>
            <text:p>        JOIN  sharp_betul.test_master tm ON tm.tm_id = l.tm_id</text:p>
            <text:p>        JOIN   sharp_betul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hopal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];[.B5];[.C5];[.B5];[.D5];[.B5];[.E5];[.B5];[.F5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hopal.lis_result l&#10;        JOIN   sharp_bhopal.investigation i ON i.iv_id = l.iv_id&#10;        JOIN  sharp_bhopal.test_master tm ON tm.tm_id = l.tm_id&#10;        JOIN   sharp_bhopal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hopal.lis_result l</text:p>
            <text:p>        JOIN   sharp_bhopal.investigation i ON i.iv_id = l.iv_id</text:p>
            <text:p>        JOIN  sharp_bhopal.test_master tm ON tm.tm_id = l.tm_id</text:p>
            <text:p>        JOIN   sharp_bhopal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dewas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];[.B6];[.C6];[.B6];[.D6];[.B6];[.E6];[.B6];[.F6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dewas.lis_result l&#10;        JOIN   sharp_dewas.investigation i ON i.iv_id = l.iv_id&#10;        JOIN  sharp_dewas.test_master tm ON tm.tm_id = l.tm_id&#10;        JOIN   sharp_dewas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dewas.lis_result l</text:p>
            <text:p>        JOIN   sharp_dewas.investigation i ON i.iv_id = l.iv_id</text:p>
            <text:p>        JOIN  sharp_dewas.test_master tm ON tm.tm_id = l.tm_id</text:p>
            <text:p>        JOIN   sharp_dewas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dha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];[.B7];[.C7];[.B7];[.D7];[.B7];[.E7];[.B7];[.F7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dhar.lis_result l&#10;        JOIN   sharp_dhar.investigation i ON i.iv_id = l.iv_id&#10;        JOIN  sharp_dhar.test_master tm ON tm.tm_id = l.tm_id&#10;        JOIN   sharp_dha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dhar.lis_result l</text:p>
            <text:p>        JOIN   sharp_dhar.investigation i ON i.iv_id = l.iv_id</text:p>
            <text:p>        JOIN  sharp_dhar.test_master tm ON tm.tm_id = l.tm_id</text:p>
            <text:p>        JOIN   sharp_dha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khandw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8];[.B8];[.C8];[.B8];[.D8];[.B8];[.E8];[.B8];[.F8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khandwa.lis_result l&#10;        JOIN   sharp_khandwa.investigation i ON i.iv_id = l.iv_id&#10;        JOIN  sharp_khandwa.test_master tm ON tm.tm_id = l.tm_id&#10;        JOIN   sharp_khandw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khandwa.lis_result l</text:p>
            <text:p>        JOIN   sharp_khandwa.investigation i ON i.iv_id = l.iv_id</text:p>
            <text:p>        JOIN  sharp_khandwa.test_master tm ON tm.tm_id = l.tm_id</text:p>
            <text:p>        JOIN   sharp_khandw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kuksh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9];[.B9];[.C9];[.B9];[.D9];[.B9];[.E9];[.B9];[.F9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kukshi.lis_result l&#10;        JOIN   sharp_kukshi.investigation i ON i.iv_id = l.iv_id&#10;        JOIN  sharp_kukshi.test_master tm ON tm.tm_id = l.tm_id&#10;        JOIN   sharp_kuksh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kukshi.lis_result l</text:p>
            <text:p>        JOIN   sharp_kukshi.investigation i ON i.iv_id = l.iv_id</text:p>
            <text:p>        JOIN  sharp_kukshi.test_master tm ON tm.tm_id = l.tm_id</text:p>
            <text:p>        JOIN   sharp_kuksh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maiha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0];[.B10];[.C10];[.B10];[.D10];[.B10];[.E10];[.B10];[.F10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maihar.lis_result l&#10;        JOIN   sharp_maihar.investigation i ON i.iv_id = l.iv_id&#10;        JOIN  sharp_maihar.test_master tm ON tm.tm_id = l.tm_id&#10;        JOIN   sharp_maiha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maihar.lis_result l</text:p>
            <text:p>        JOIN   sharp_maihar.investigation i ON i.iv_id = l.iv_id</text:p>
            <text:p>        JOIN  sharp_maihar.test_master tm ON tm.tm_id = l.tm_id</text:p>
            <text:p>        JOIN   sharp_maiha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mandsa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1];[.B11];[.C11];[.B11];[.D11];[.B11];[.E11];[.B11];[.F11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mandsaur.lis_result l&#10;        JOIN   sharp_mandsaur.investigation i ON i.iv_id = l.iv_id&#10;        JOIN  sharp_mandsaur.test_master tm ON tm.tm_id = l.tm_id&#10;        JOIN   sharp_mandsa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mandsaur.lis_result l</text:p>
            <text:p>        JOIN   sharp_mandsaur.investigation i ON i.iv_id = l.iv_id</text:p>
            <text:p>        JOIN  sharp_mandsaur.test_master tm ON tm.tm_id = l.tm_id</text:p>
            <text:p>        JOIN   sharp_mandsa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nain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2];[.B12];[.C12];[.B12];[.D12];[.B12];[.E12];[.B12];[.F12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nainpur.lis_result l&#10;        JOIN   sharp_nainpur.investigation i ON i.iv_id = l.iv_id&#10;        JOIN  sharp_nainpur.test_master tm ON tm.tm_id = l.tm_id&#10;        JOIN   sharp_nain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nainpur.lis_result l</text:p>
            <text:p>        JOIN   sharp_nainpur.investigation i ON i.iv_id = l.iv_id</text:p>
            <text:p>        JOIN  sharp_nainpur.test_master tm ON tm.tm_id = l.tm_id</text:p>
            <text:p>        JOIN   sharp_nain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pipariy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3];[.B13];[.C13];[.B13];[.D13];[.B13];[.E13];[.B13];[.F13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pipariya.lis_result l&#10;        JOIN   sharp_pipariya.investigation i ON i.iv_id = l.iv_id&#10;        JOIN  sharp_pipariya.test_master tm ON tm.tm_id = l.tm_id&#10;        JOIN   sharp_pipariy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pipariya.lis_result l</text:p>
            <text:p>        JOIN   sharp_pipariya.investigation i ON i.iv_id = l.iv_id</text:p>
            <text:p>        JOIN  sharp_pipariya.test_master tm ON tm.tm_id = l.tm_id</text:p>
            <text:p>        JOIN   sharp_pipariy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rajgarh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4];[.B14];[.C14];[.B14];[.D14];[.B14];[.E14];[.B14];[.F14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rajgarh.lis_result l&#10;        JOIN   sharp_rajgarh.investigation i ON i.iv_id = l.iv_id&#10;        JOIN  sharp_rajgarh.test_master tm ON tm.tm_id = l.tm_id&#10;        JOIN   sharp_rajgarh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rajgarh.lis_result l</text:p>
            <text:p>        JOIN   sharp_rajgarh.investigation i ON i.iv_id = l.iv_id</text:p>
            <text:p>        JOIN  sharp_rajgarh.test_master tm ON tm.tm_id = l.tm_id</text:p>
            <text:p>        JOIN   sharp_rajgarh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idh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5];[.B15];[.C15];[.B15];[.D15];[.B15];[.E15];[.B15];[.F15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idhi.lis_result l&#10;        JOIN   sharp_sidhi.investigation i ON i.iv_id = l.iv_id&#10;        JOIN  sharp_sidhi.test_master tm ON tm.tm_id = l.tm_id&#10;        JOIN   sharp_sidh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idhi.lis_result l</text:p>
            <text:p>        JOIN   sharp_sidhi.investigation i ON i.iv_id = l.iv_id</text:p>
            <text:p>        JOIN  sharp_sidhi.test_master tm ON tm.tm_id = l.tm_id</text:p>
            <text:p>        JOIN   sharp_sidh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airagarh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6];[.B16];[.C16];[.B16];[.D16];[.B16];[.E16];[.B16];[.F16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airagarh.lis_result l&#10;        JOIN   sharp_bairagarh.investigation i ON i.iv_id = l.iv_id&#10;        JOIN  sharp_bairagarh.test_master tm ON tm.tm_id = l.tm_id&#10;        JOIN   sharp_bairagarh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airagarh.lis_result l</text:p>
            <text:p>        JOIN   sharp_bairagarh.investigation i ON i.iv_id = l.iv_id</text:p>
            <text:p>        JOIN  sharp_bairagarh.test_master tm ON tm.tm_id = l.tm_id</text:p>
            <text:p>        JOIN   sharp_bairagarh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egumganj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7];[.B17];[.C17];[.B17];[.D17];[.B17];[.E17];[.B17];[.F17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egumganj.lis_result l&#10;        JOIN   sharp_begumganj.investigation i ON i.iv_id = l.iv_id&#10;        JOIN  sharp_begumganj.test_master tm ON tm.tm_id = l.tm_id&#10;        JOIN   sharp_begumganj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egumganj.lis_result l</text:p>
            <text:p>        JOIN   sharp_begumganj.investigation i ON i.iv_id = l.iv_id</text:p>
            <text:p>        JOIN  sharp_begumganj.test_master tm ON tm.tm_id = l.tm_id</text:p>
            <text:p>        JOIN   sharp_begumganj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iaor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8];[.B18];[.C18];[.B18];[.D18];[.B18];[.E18];[.B18];[.F18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iaora.lis_result l&#10;        JOIN   sharp_biaora.investigation i ON i.iv_id = l.iv_id&#10;        JOIN  sharp_biaora.test_master tm ON tm.tm_id = l.tm_id&#10;        JOIN   sharp_biaor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iaora.lis_result l</text:p>
            <text:p>        JOIN   sharp_biaora.investigation i ON i.iv_id = l.iv_id</text:p>
            <text:p>        JOIN  sharp_biaora.test_master tm ON tm.tm_id = l.tm_id</text:p>
            <text:p>        JOIN   sharp_biaor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yohar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19];[.B19];[.C19];[.B19];[.D19];[.B19];[.E19];[.B19];[.F19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yohari.lis_result l&#10;        JOIN   sharp_byohari.investigation i ON i.iv_id = l.iv_id&#10;        JOIN  sharp_byohari.test_master tm ON tm.tm_id = l.tm_id&#10;        JOIN   sharp_byohar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yohari.lis_result l</text:p>
            <text:p>        JOIN   sharp_byohari.investigation i ON i.iv_id = l.iv_id</text:p>
            <text:p>        JOIN  sharp_byohari.test_master tm ON tm.tm_id = l.tm_id</text:p>
            <text:p>        JOIN   sharp_byohar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dabr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0];[.B20];[.C20];[.B20];[.D20];[.B20];[.E20];[.B20];[.F20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dabra.lis_result l&#10;        JOIN   sharp_dabra.investigation i ON i.iv_id = l.iv_id&#10;        JOIN  sharp_dabra.test_master tm ON tm.tm_id = l.tm_id&#10;        JOIN   sharp_dabr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dabra.lis_result l</text:p>
            <text:p>        JOIN   sharp_dabra.investigation i ON i.iv_id = l.iv_id</text:p>
            <text:p>        JOIN  sharp_dabra.test_master tm ON tm.tm_id = l.tm_id</text:p>
            <text:p>        JOIN   sharp_dabr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gadarwad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1];[.B21];[.C21];[.B21];[.D21];[.B21];[.E21];[.B21];[.F21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gadarwada.lis_result l&#10;        JOIN   sharp_gadarwada.investigation i ON i.iv_id = l.iv_id&#10;        JOIN  sharp_gadarwada.test_master tm ON tm.tm_id = l.tm_id&#10;        JOIN   sharp_gadarwad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gadarwada.lis_result l</text:p>
            <text:p>        JOIN   sharp_gadarwada.investigation i ON i.iv_id = l.iv_id</text:p>
            <text:p>        JOIN  sharp_gadarwada.test_master tm ON tm.tm_id = l.tm_id</text:p>
            <text:p>        JOIN   sharp_gadarwad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ganjbasod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2];[.B22];[.C22];[.B22];[.D22];[.B22];[.E22];[.B22];[.F22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ganjbasoda.lis_result l&#10;        JOIN   sharp_ganjbasoda.investigation i ON i.iv_id = l.iv_id&#10;        JOIN  sharp_ganjbasoda.test_master tm ON tm.tm_id = l.tm_id&#10;        JOIN   sharp_ganjbasod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ganjbasoda.lis_result l</text:p>
            <text:p>        JOIN   sharp_ganjbasoda.investigation i ON i.iv_id = l.iv_id</text:p>
            <text:p>        JOIN  sharp_ganjbasoda.test_master tm ON tm.tm_id = l.tm_id</text:p>
            <text:p>        JOIN   sharp_ganjbasod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gun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3];[.B23];[.C23];[.B23];[.D23];[.B23];[.E23];[.B23];[.F23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guna.lis_result l&#10;        JOIN   sharp_guna.investigation i ON i.iv_id = l.iv_id&#10;        JOIN  sharp_guna.test_master tm ON tm.tm_id = l.tm_id&#10;        JOIN   sharp_gun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guna.lis_result l</text:p>
            <text:p>        JOIN   sharp_guna.investigation i ON i.iv_id = l.iv_id</text:p>
            <text:p>        JOIN  sharp_guna.test_master tm ON tm.tm_id = l.tm_id</text:p>
            <text:p>        JOIN   sharp_gun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hard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4];[.B24];[.C24];[.B24];[.D24];[.B24];[.E24];[.B24];[.F24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harda.lis_result l&#10;        JOIN   sharp_harda.investigation i ON i.iv_id = l.iv_id&#10;        JOIN  sharp_harda.test_master tm ON tm.tm_id = l.tm_id&#10;        JOIN   sharp_hard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harda.lis_result l</text:p>
            <text:p>        JOIN   sharp_harda.investigation i ON i.iv_id = l.iv_id</text:p>
            <text:p>        JOIN  sharp_harda.test_master tm ON tm.tm_id = l.tm_id</text:p>
            <text:p>        JOIN   sharp_hard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jhabu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5];[.B25];[.C25];[.B25];[.D25];[.B25];[.E25];[.B25];[.F25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jhabua.lis_result l&#10;        JOIN   sharp_jhabua.investigation i ON i.iv_id = l.iv_id&#10;        JOIN  sharp_jhabua.test_master tm ON tm.tm_id = l.tm_id&#10;        JOIN   sharp_jhabu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jhabua.lis_result l</text:p>
            <text:p>        JOIN   sharp_jhabua.investigation i ON i.iv_id = l.iv_id</text:p>
            <text:p>        JOIN  sharp_jhabua.test_master tm ON tm.tm_id = l.tm_id</text:p>
            <text:p>        JOIN   sharp_jhabu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raisen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6];[.B26];[.C26];[.B26];[.D26];[.B26];[.E26];[.B26];[.F26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raisen.lis_result l&#10;        JOIN   sharp_raisen.investigation i ON i.iv_id = l.iv_id&#10;        JOIN  sharp_raisen.test_master tm ON tm.tm_id = l.tm_id&#10;        JOIN   sharp_raisen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raisen.lis_result l</text:p>
            <text:p>        JOIN   sharp_raisen.investigation i ON i.iv_id = l.iv_id</text:p>
            <text:p>        JOIN  sharp_raisen.test_master tm ON tm.tm_id = l.tm_id</text:p>
            <text:p>        JOIN   sharp_raisen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arang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7];[.B27];[.C27];[.B27];[.D27];[.B27];[.E27];[.B27];[.F27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arangpur.lis_result l&#10;        JOIN   sharp_sarangpur.investigation i ON i.iv_id = l.iv_id&#10;        JOIN  sharp_sarangpur.test_master tm ON tm.tm_id = l.tm_id&#10;        JOIN   sharp_sarang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arangpur.lis_result l</text:p>
            <text:p>        JOIN   sharp_sarangpur.investigation i ON i.iv_id = l.iv_id</text:p>
            <text:p>        JOIN  sharp_sarangpur.test_master tm ON tm.tm_id = l.tm_id</text:p>
            <text:p>        JOIN   sharp_sarang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haja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8];[.B28];[.C28];[.B28];[.D28];[.B28];[.E28];[.B28];[.F28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hajapur.lis_result l&#10;        JOIN   sharp_shajapur.investigation i ON i.iv_id = l.iv_id&#10;        JOIN  sharp_shajapur.test_master tm ON tm.tm_id = l.tm_id&#10;        JOIN   sharp_shaja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hajapur.lis_result l</text:p>
            <text:p>        JOIN   sharp_shajapur.investigation i ON i.iv_id = l.iv_id</text:p>
            <text:p>        JOIN  sharp_shajapur.test_master tm ON tm.tm_id = l.tm_id</text:p>
            <text:p>        JOIN   sharp_shaja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ousa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29];[.B29];[.C29];[.B29];[.D29];[.B29];[.E29];[.B29];[.F29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ousar.lis_result l&#10;        JOIN   sharp_sousar.investigation i ON i.iv_id = l.iv_id&#10;        JOIN  sharp_sousar.test_master tm ON tm.tm_id = l.tm_id&#10;        JOIN   sharp_sousa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ousar.lis_result l</text:p>
            <text:p>        JOIN   sharp_sousar.investigation i ON i.iv_id = l.iv_id</text:p>
            <text:p>        JOIN  sharp_sousar.test_master tm ON tm.tm_id = l.tm_id</text:p>
            <text:p>        JOIN   sharp_sousa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vidish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0];[.B30];[.C30];[.B30];[.D30];[.B30];[.E30];[.B30];[.F30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vidisha.lis_result l&#10;        JOIN   sharp_vidisha.investigation i ON i.iv_id = l.iv_id&#10;        JOIN  sharp_vidisha.test_master tm ON tm.tm_id = l.tm_id&#10;        JOIN   sharp_vidish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vidisha.lis_result l</text:p>
            <text:p>        JOIN   sharp_vidisha.investigation i ON i.iv_id = l.iv_id</text:p>
            <text:p>        JOIN  sharp_vidisha.test_master tm ON tm.tm_id = l.tm_id</text:p>
            <text:p>        JOIN   sharp_vidish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dhjabal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1];[.B31];[.C31];[.B31];[.D31];[.B31];[.E31];[.B31];[.F31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dhjabalpur.lis_result l&#10;        JOIN   sharp_dhjabalpur.investigation i ON i.iv_id = l.iv_id&#10;        JOIN  sharp_dhjabalpur.test_master tm ON tm.tm_id = l.tm_id&#10;        JOIN   sharp_dhjabal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dhjabalpur.lis_result l</text:p>
            <text:p>        JOIN   sharp_dhjabalpur.investigation i ON i.iv_id = l.iv_id</text:p>
            <text:p>        JOIN  sharp_dhjabalpur.test_master tm ON tm.tm_id = l.tm_id</text:p>
            <text:p>        JOIN   sharp_dhjabal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alaghat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2];[.B32];[.C32];[.B32];[.D32];[.B32];[.E32];[.B32];[.F32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alaghat.lis_result l&#10;        JOIN   sharp_balaghat.investigation i ON i.iv_id = l.iv_id&#10;        JOIN  sharp_balaghat.test_master tm ON tm.tm_id = l.tm_id&#10;        JOIN   sharp_balaghat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alaghat.lis_result l</text:p>
            <text:p>        JOIN   sharp_balaghat.investigation i ON i.iv_id = l.iv_id</text:p>
            <text:p>        JOIN  sharp_balaghat.test_master tm ON tm.tm_id = l.tm_id</text:p>
            <text:p>        JOIN   sharp_balaghat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aga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3];[.B33];[.C33];[.B33];[.D33];[.B33];[.E33];[.B33];[.F33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agar.lis_result l&#10;        JOIN   sharp_sagar.investigation i ON i.iv_id = l.iv_id&#10;        JOIN  sharp_sagar.test_master tm ON tm.tm_id = l.tm_id&#10;        JOIN   sharp_saga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agar.lis_result l</text:p>
            <text:p>        JOIN   sharp_sagar.investigation i ON i.iv_id = l.iv_id</text:p>
            <text:p>        JOIN  sharp_sagar.test_master tm ON tm.tm_id = l.tm_id</text:p>
            <text:p>        JOIN   sharp_saga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ehore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4];[.B34];[.C34];[.B34];[.D34];[.B34];[.E34];[.B34];[.F34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ehore.lis_result l&#10;        JOIN   sharp_sehore.investigation i ON i.iv_id = l.iv_id&#10;        JOIN  sharp_sehore.test_master tm ON tm.tm_id = l.tm_id&#10;        JOIN   sharp_sehore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ehore.lis_result l</text:p>
            <text:p>        JOIN   sharp_sehore.investigation i ON i.iv_id = l.iv_id</text:p>
            <text:p>        JOIN  sharp_sehore.test_master tm ON tm.tm_id = l.tm_id</text:p>
            <text:p>        JOIN   sharp_sehore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eon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5];[.B35];[.C35];[.B35];[.D35];[.B35];[.E35];[.B35];[.F35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eoni.lis_result l&#10;        JOIN   sharp_seoni.investigation i ON i.iv_id = l.iv_id&#10;        JOIN  sharp_seoni.test_master tm ON tm.tm_id = l.tm_id&#10;        JOIN   sharp_seon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eoni.lis_result l</text:p>
            <text:p>        JOIN   sharp_seoni.investigation i ON i.iv_id = l.iv_id</text:p>
            <text:p>        JOIN  sharp_seoni.test_master tm ON tm.tm_id = l.tm_id</text:p>
            <text:p>        JOIN   sharp_seon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ihor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6];[.B36];[.C36];[.B36];[.D36];[.B36];[.E36];[.B36];[.F36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ihora.lis_result l&#10;        JOIN   sharp_sihora.investigation i ON i.iv_id = l.iv_id&#10;        JOIN  sharp_sihora.test_master tm ON tm.tm_id = l.tm_id&#10;        JOIN   sharp_sihor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ihora.lis_result l</text:p>
            <text:p>        JOIN   sharp_sihora.investigation i ON i.iv_id = l.iv_id</text:p>
            <text:p>        JOIN  sharp_sihora.test_master tm ON tm.tm_id = l.tm_id</text:p>
            <text:p>        JOIN   sharp_sihor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umari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7];[.B37];[.C37];[.B37];[.D37];[.B37];[.E37];[.B37];[.F37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umaria.lis_result l&#10;        JOIN   sharp_umaria.investigation i ON i.iv_id = l.iv_id&#10;        JOIN  sharp_umaria.test_master tm ON tm.tm_id = l.tm_id&#10;        JOIN   sharp_umari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umaria.lis_result l</text:p>
            <text:p>        JOIN   sharp_umaria.investigation i ON i.iv_id = l.iv_id</text:p>
            <text:p>        JOIN  sharp_umaria.test_master tm ON tm.tm_id = l.tm_id</text:p>
            <text:p>        JOIN   sharp_umari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lanjh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8];[.B38];[.C38];[.B38];[.D38];[.B38];[.E38];[.B38];[.F38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lanjhi.lis_result l&#10;        JOIN   sharp_lanjhi.investigation i ON i.iv_id = l.iv_id&#10;        JOIN  sharp_lanjhi.test_master tm ON tm.tm_id = l.tm_id&#10;        JOIN   sharp_lanjh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lanjhi.lis_result l</text:p>
            <text:p>        JOIN   sharp_lanjhi.investigation i ON i.iv_id = l.iv_id</text:p>
            <text:p>        JOIN  sharp_lanjhi.test_master tm ON tm.tm_id = l.tm_id</text:p>
            <text:p>        JOIN   sharp_lanjh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ingroul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39];[.B39];[.C39];[.B39];[.D39];[.B39];[.E39];[.B39];[.F39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ingrouli.lis_result l&#10;        JOIN   sharp_singrouli.investigation i ON i.iv_id = l.iv_id&#10;        JOIN  sharp_singrouli.test_master tm ON tm.tm_id = l.tm_id&#10;        JOIN   sharp_singroul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ingrouli.lis_result l</text:p>
            <text:p>        JOIN   sharp_singrouli.investigation i ON i.iv_id = l.iv_id</text:p>
            <text:p>        JOIN  sharp_singrouli.test_master tm ON tm.tm_id = l.tm_id</text:p>
            <text:p>        JOIN   sharp_singroul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ratlam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0];[.B40];[.C40];[.B40];[.D40];[.B40];[.E40];[.B40];[.F40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ratlam.lis_result l&#10;        JOIN   sharp_ratlam.investigation i ON i.iv_id = l.iv_id&#10;        JOIN  sharp_ratlam.test_master tm ON tm.tm_id = l.tm_id&#10;        JOIN   sharp_ratlam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ratlam.lis_result l</text:p>
            <text:p>        JOIN   sharp_ratlam.investigation i ON i.iv_id = l.iv_id</text:p>
            <text:p>        JOIN  sharp_ratlam.test_master tm ON tm.tm_id = l.tm_id</text:p>
            <text:p>        JOIN   sharp_ratlam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ujjain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1];[.B41];[.C41];[.B41];[.D41];[.B41];[.E41];[.B41];[.F41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ujjain.lis_result l&#10;        JOIN   sharp_ujjain.investigation i ON i.iv_id = l.iv_id&#10;        JOIN  sharp_ujjain.test_master tm ON tm.tm_id = l.tm_id&#10;        JOIN   sharp_ujjain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ujjain.lis_result l</text:p>
            <text:p>        JOIN   sharp_ujjain.investigation i ON i.iv_id = l.iv_id</text:p>
            <text:p>        JOIN  sharp_ujjain.test_master tm ON tm.tm_id = l.tm_id</text:p>
            <text:p>        JOIN   sharp_ujjain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mandl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2];[.B42];[.C42];[.B42];[.D42];[.B42];[.E42];[.B42];[.F42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mandla.lis_result l&#10;        JOIN   sharp_mandla.investigation i ON i.iv_id = l.iv_id&#10;        JOIN  sharp_mandla.test_master tm ON tm.tm_id = l.tm_id&#10;        JOIN   sharp_mandl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mandla.lis_result l</text:p>
            <text:p>        JOIN   sharp_mandla.investigation i ON i.iv_id = l.iv_id</text:p>
            <text:p>        JOIN  sharp_mandla.test_master tm ON tm.tm_id = l.tm_id</text:p>
            <text:p>        JOIN   sharp_mandl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agarmalw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3];[.B43];[.C43];[.B43];[.D43];[.B43];[.E43];[.B43];[.F43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agarmalwa.lis_result l&#10;        JOIN   sharp_agarmalwa.investigation i ON i.iv_id = l.iv_id&#10;        JOIN  sharp_agarmalwa.test_master tm ON tm.tm_id = l.tm_id&#10;        JOIN   sharp_agarmalw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agarmalwa.lis_result l</text:p>
            <text:p>        JOIN   sharp_agarmalwa.investigation i ON i.iv_id = l.iv_id</text:p>
            <text:p>        JOIN  sharp_agarmalwa.test_master tm ON tm.tm_id = l.tm_id</text:p>
            <text:p>        JOIN   sharp_agarmalw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anup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4];[.B44];[.C44];[.B44];[.D44];[.B44];[.E44];[.B44];[.F44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anuppur.lis_result l&#10;        JOIN   sharp_anuppur.investigation i ON i.iv_id = l.iv_id&#10;        JOIN  sharp_anuppur.test_master tm ON tm.tm_id = l.tm_id&#10;        JOIN   sharp_anup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anuppur.lis_result l</text:p>
            <text:p>        JOIN   sharp_anuppur.investigation i ON i.iv_id = l.iv_id</text:p>
            <text:p>        JOIN  sharp_anuppur.test_master tm ON tm.tm_id = l.tm_id</text:p>
            <text:p>        JOIN   sharp_anup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aliraj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5];[.B45];[.C45];[.B45];[.D45];[.B45];[.E45];[.B45];[.F45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alirajpur.lis_result l&#10;        JOIN   sharp_alirajpur.investigation i ON i.iv_id = l.iv_id&#10;        JOIN  sharp_alirajpur.test_master tm ON tm.tm_id = l.tm_id&#10;        JOIN   sharp_aliraj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alirajpur.lis_result l</text:p>
            <text:p>        JOIN   sharp_alirajpur.investigation i ON i.iv_id = l.iv_id</text:p>
            <text:p>        JOIN  sharp_alirajpur.test_master tm ON tm.tm_id = l.tm_id</text:p>
            <text:p>        JOIN   sharp_aliraj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jabal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6];[.B46];[.C46];[.B46];[.D46];[.B46];[.E46];[.B46];[.F46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jabalpur.lis_result l&#10;        JOIN   sharp_jabalpur.investigation i ON i.iv_id = l.iv_id&#10;        JOIN  sharp_jabalpur.test_master tm ON tm.tm_id = l.tm_id&#10;        JOIN   sharp_jabal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jabalpur.lis_result l</text:p>
            <text:p>        JOIN   sharp_jabalpur.investigation i ON i.iv_id = l.iv_id</text:p>
            <text:p>        JOIN  sharp_jabalpur.test_master tm ON tm.tm_id = l.tm_id</text:p>
            <text:p>        JOIN   sharp_jabal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chhindwar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7];[.B47];[.C47];[.B47];[.D47];[.B47];[.E47];[.B47];[.F47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chhindwara.lis_result l&#10;        JOIN   sharp_chhindwara.investigation i ON i.iv_id = l.iv_id&#10;        JOIN  sharp_chhindwara.test_master tm ON tm.tm_id = l.tm_id&#10;        JOIN   sharp_chhindwar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chhindwara.lis_result l</text:p>
            <text:p>        JOIN   sharp_chhindwara.investigation i ON i.iv_id = l.iv_id</text:p>
            <text:p>        JOIN  sharp_chhindwara.test_master tm ON tm.tm_id = l.tm_id</text:p>
            <text:p>        JOIN   sharp_chhindwar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madhavganj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8];[.B48];[.C48];[.B48];[.D48];[.B48];[.E48];[.B48];[.F48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madhavganj.lis_result l&#10;        JOIN   sharp_madhavganj.investigation i ON i.iv_id = l.iv_id&#10;        JOIN  sharp_madhavganj.test_master tm ON tm.tm_id = l.tm_id&#10;        JOIN   sharp_madhavganj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madhavganj.lis_result l</text:p>
            <text:p>        JOIN   sharp_madhavganj.investigation i ON i.iv_id = l.iv_id</text:p>
            <text:p>        JOIN  sharp_madhavganj.test_master tm ON tm.tm_id = l.tm_id</text:p>
            <text:p>        JOIN   sharp_madhavganj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mhow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49];[.B49];[.C49];[.B49];[.D49];[.B49];[.E49];[.B49];[.F49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mhow.lis_result l&#10;        JOIN   sharp_mhow.investigation i ON i.iv_id = l.iv_id&#10;        JOIN  sharp_mhow.test_master tm ON tm.tm_id = l.tm_id&#10;        JOIN   sharp_mhow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mhow.lis_result l</text:p>
            <text:p>        JOIN   sharp_mhow.investigation i ON i.iv_id = l.iv_id</text:p>
            <text:p>        JOIN  sharp_mhow.test_master tm ON tm.tm_id = l.tm_id</text:p>
            <text:p>        JOIN   sharp_mhow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nasrullaganj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0];[.B50];[.C50];[.B50];[.D50];[.B50];[.E50];[.B50];[.F50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nasrullaganj.lis_result l&#10;        JOIN   sharp_nasrullaganj.investigation i ON i.iv_id = l.iv_id&#10;        JOIN  sharp_nasrullaganj.test_master tm ON tm.tm_id = l.tm_id&#10;        JOIN   sharp_nasrullaganj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nasrullaganj.lis_result l</text:p>
            <text:p>        JOIN   sharp_nasrullaganj.investigation i ON i.iv_id = l.iv_id</text:p>
            <text:p>        JOIN  sharp_nasrullaganj.test_master tm ON tm.tm_id = l.tm_id</text:p>
            <text:p>        JOIN   sharp_nasrullaganj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rew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1];[.B51];[.C51];[.B51];[.D51];[.B51];[.E51];[.B51];[.F51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rewa.lis_result l&#10;        JOIN   sharp_rewa.investigation i ON i.iv_id = l.iv_id&#10;        JOIN  sharp_rewa.test_master tm ON tm.tm_id = l.tm_id&#10;        JOIN   sharp_rew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rewa.lis_result l</text:p>
            <text:p>        JOIN   sharp_rewa.investigation i ON i.iv_id = l.iv_id</text:p>
            <text:p>        JOIN  sharp_rewa.test_master tm ON tm.tm_id = l.tm_id</text:p>
            <text:p>        JOIN   sharp_rew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dindor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2];[.B52];[.C52];[.B52];[.D52];[.B52];[.E52];[.B52];[.F52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dindori.lis_result l&#10;        JOIN   sharp_dindori.investigation i ON i.iv_id = l.iv_id&#10;        JOIN  sharp_dindori.test_master tm ON tm.tm_id = l.tm_id&#10;        JOIN   sharp_dindor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dindori.lis_result l</text:p>
            <text:p>        JOIN   sharp_dindori.investigation i ON i.iv_id = l.iv_id</text:p>
            <text:p>        JOIN  sharp_dindori.test_master tm ON tm.tm_id = l.tm_id</text:p>
            <text:p>        JOIN   sharp_dindor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khargone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3];[.B53];[.C53];[.B53];[.D53];[.B53];[.E53];[.B53];[.F53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khargone.lis_result l&#10;        JOIN   sharp_khargone.investigation i ON i.iv_id = l.iv_id&#10;        JOIN  sharp_khargone.test_master tm ON tm.tm_id = l.tm_id&#10;        JOIN   sharp_khargone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khargone.lis_result l</text:p>
            <text:p>        JOIN   sharp_khargone.investigation i ON i.iv_id = l.iv_id</text:p>
            <text:p>        JOIN  sharp_khargone.test_master tm ON tm.tm_id = l.tm_id</text:p>
            <text:p>        JOIN   sharp_khargone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amarpatan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4];[.B54];[.C54];[.B54];[.D54];[.B54];[.E54];[.B54];[.F54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amarpatan.lis_result l&#10;        JOIN   sharp_amarpatan.investigation i ON i.iv_id = l.iv_id&#10;        JOIN  sharp_amarpatan.test_master tm ON tm.tm_id = l.tm_id&#10;        JOIN   sharp_amarpatan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amarpatan.lis_result l</text:p>
            <text:p>        JOIN   sharp_amarpatan.investigation i ON i.iv_id = l.iv_id</text:p>
            <text:p>        JOIN  sharp_amarpatan.test_master tm ON tm.tm_id = l.tm_id</text:p>
            <text:p>        JOIN   sharp_amarpatan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itars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5];[.B55];[.C55];[.B55];[.D55];[.B55];[.E55];[.B55];[.F55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itarsi.lis_result l&#10;        JOIN   sharp_itarsi.investigation i ON i.iv_id = l.iv_id&#10;        JOIN  sharp_itarsi.test_master tm ON tm.tm_id = l.tm_id&#10;        JOIN   sharp_itars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itarsi.lis_result l</text:p>
            <text:p>        JOIN   sharp_itarsi.investigation i ON i.iv_id = l.iv_id</text:p>
            <text:p>        JOIN  sharp_itarsi.test_master tm ON tm.tm_id = l.tm_id</text:p>
            <text:p>        JOIN   sharp_itars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panduran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6];[.B56];[.C56];[.B56];[.D56];[.B56];[.E56];[.B56];[.F56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pandurana.lis_result l&#10;        JOIN   sharp_pandurana.investigation i ON i.iv_id = l.iv_id&#10;        JOIN  sharp_pandurana.test_master tm ON tm.tm_id = l.tm_id&#10;        JOIN   sharp_panduran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pandurana.lis_result l</text:p>
            <text:p>        JOIN   sharp_pandurana.investigation i ON i.iv_id = l.iv_id</text:p>
            <text:p>        JOIN  sharp_pandurana.test_master tm ON tm.tm_id = l.tm_id</text:p>
            <text:p>        JOIN   sharp_panduran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gwalio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7];[.B57];[.C57];[.B57];[.D57];[.B57];[.E57];[.B57];[.F57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gwalior.lis_result l&#10;        JOIN   sharp_gwalior.investigation i ON i.iv_id = l.iv_id&#10;        JOIN  sharp_gwalior.test_master tm ON tm.tm_id = l.tm_id&#10;        JOIN   sharp_gwalio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gwalior.lis_result l</text:p>
            <text:p>        JOIN   sharp_gwalior.investigation i ON i.iv_id = l.iv_id</text:p>
            <text:p>        JOIN  sharp_gwalior.test_master tm ON tm.tm_id = l.tm_id</text:p>
            <text:p>        JOIN   sharp_gwalio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hind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8];[.B58];[.C58];[.B58];[.D58];[.B58];[.E58];[.B58];[.F58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hind.lis_result l&#10;        JOIN   sharp_bhind.investigation i ON i.iv_id = l.iv_id&#10;        JOIN  sharp_bhind.test_master tm ON tm.tm_id = l.tm_id&#10;        JOIN   sharp_bhind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hind.lis_result l</text:p>
            <text:p>        JOIN   sharp_bhind.investigation i ON i.iv_id = l.iv_id</text:p>
            <text:p>        JOIN  sharp_bhind.test_master tm ON tm.tm_id = l.tm_id</text:p>
            <text:p>        JOIN   sharp_bhind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jaor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59];[.B59];[.C59];[.B59];[.D59];[.B59];[.E59];[.B59];[.F59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jaora.lis_result l&#10;        JOIN   sharp_jaora.investigation i ON i.iv_id = l.iv_id&#10;        JOIN  sharp_jaora.test_master tm ON tm.tm_id = l.tm_id&#10;        JOIN   sharp_jaor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jaora.lis_result l</text:p>
            <text:p>        JOIN   sharp_jaora.investigation i ON i.iv_id = l.iv_id</text:p>
            <text:p>        JOIN  sharp_jaora.test_master tm ON tm.tm_id = l.tm_id</text:p>
            <text:p>        JOIN   sharp_jaor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atn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0];[.B60];[.C60];[.B60];[.D60];[.B60];[.E60];[.B60];[.F60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atna.lis_result l&#10;        JOIN   sharp_satna.investigation i ON i.iv_id = l.iv_id&#10;        JOIN  sharp_satna.test_master tm ON tm.tm_id = l.tm_id&#10;        JOIN   sharp_satn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atna.lis_result l</text:p>
            <text:p>        JOIN   sharp_satna.investigation i ON i.iv_id = l.iv_id</text:p>
            <text:p>        JOIN  sharp_satna.test_master tm ON tm.tm_id = l.tm_id</text:p>
            <text:p>        JOIN   sharp_satn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dati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1];[.B61];[.C61];[.B61];[.D61];[.B61];[.E61];[.B61];[.F61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datia.lis_result l&#10;        JOIN   sharp_datia.investigation i ON i.iv_id = l.iv_id&#10;        JOIN  sharp_datia.test_master tm ON tm.tm_id = l.tm_id&#10;        JOIN   sharp_dati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datia.lis_result l</text:p>
            <text:p>        JOIN   sharp_datia.investigation i ON i.iv_id = l.iv_id</text:p>
            <text:p>        JOIN  sharp_datia.test_master tm ON tm.tm_id = l.tm_id</text:p>
            <text:p>        JOIN   sharp_dati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khura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2];[.B62];[.C62];[.B62];[.D62];[.B62];[.E62];[.B62];[.F62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khurai.lis_result l&#10;        JOIN   sharp_khurai.investigation i ON i.iv_id = l.iv_id&#10;        JOIN  sharp_khurai.test_master tm ON tm.tm_id = l.tm_id&#10;        JOIN   sharp_khura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khurai.lis_result l</text:p>
            <text:p>        JOIN   sharp_khurai.investigation i ON i.iv_id = l.iv_id</text:p>
            <text:p>        JOIN  sharp_khurai.test_master tm ON tm.tm_id = l.tm_id</text:p>
            <text:p>        JOIN   sharp_khura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chhatar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3];[.B63];[.C63];[.B63];[.D63];[.B63];[.E63];[.B63];[.F63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chhatarpur.lis_result l&#10;        JOIN   sharp_chhatarpur.investigation i ON i.iv_id = l.iv_id&#10;        JOIN  sharp_chhatarpur.test_master tm ON tm.tm_id = l.tm_id&#10;        JOIN   sharp_chhatar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chhatarpur.lis_result l</text:p>
            <text:p>        JOIN   sharp_chhatarpur.investigation i ON i.iv_id = l.iv_id</text:p>
            <text:p>        JOIN  sharp_chhatarpur.test_master tm ON tm.tm_id = l.tm_id</text:p>
            <text:p>        JOIN   sharp_chhatar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hivpur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4];[.B64];[.C64];[.B64];[.D64];[.B64];[.E64];[.B64];[.F64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hivpuri.lis_result l&#10;        JOIN   sharp_shivpuri.investigation i ON i.iv_id = l.iv_id&#10;        JOIN  sharp_shivpuri.test_master tm ON tm.tm_id = l.tm_id&#10;        JOIN   sharp_shivpur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hivpuri.lis_result l</text:p>
            <text:p>        JOIN   sharp_shivpuri.investigation i ON i.iv_id = l.iv_id</text:p>
            <text:p>        JOIN  sharp_shivpuri.test_master tm ON tm.tm_id = l.tm_id</text:p>
            <text:p>        JOIN   sharp_shivpur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heo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5];[.B65];[.C65];[.B65];[.D65];[.B65];[.E65];[.B65];[.F65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heopur.lis_result l&#10;        JOIN   sharp_sheopur.investigation i ON i.iv_id = l.iv_id&#10;        JOIN  sharp_sheopur.test_master tm ON tm.tm_id = l.tm_id&#10;        JOIN   sharp_sheo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heopur.lis_result l</text:p>
            <text:p>        JOIN   sharp_sheopur.investigation i ON i.iv_id = l.iv_id</text:p>
            <text:p>        JOIN  sharp_sheopur.test_master tm ON tm.tm_id = l.tm_id</text:p>
            <text:p>        JOIN   sharp_sheo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endhw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6];[.B66];[.C66];[.B66];[.D66];[.B66];[.E66];[.B66];[.F66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endhwa.lis_result l&#10;        JOIN   sharp_sendhwa.investigation i ON i.iv_id = l.iv_id&#10;        JOIN  sharp_sendhwa.test_master tm ON tm.tm_id = l.tm_id&#10;        JOIN   sharp_sendhw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endhwa.lis_result l</text:p>
            <text:p>        JOIN   sharp_sendhwa.investigation i ON i.iv_id = l.iv_id</text:p>
            <text:p>        JOIN  sharp_sendhwa.test_master tm ON tm.tm_id = l.tm_id</text:p>
            <text:p>        JOIN   sharp_sendhw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thandl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7];[.B67];[.C67];[.B67];[.D67];[.B67];[.E67];[.B67];[.F67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thandla.lis_result l&#10;        JOIN   sharp_thandla.investigation i ON i.iv_id = l.iv_id&#10;        JOIN  sharp_thandla.test_master tm ON tm.tm_id = l.tm_id&#10;        JOIN   sharp_thandl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thandla.lis_result l</text:p>
            <text:p>        JOIN   sharp_thandla.investigation i ON i.iv_id = l.iv_id</text:p>
            <text:p>        JOIN  sharp_thandla.test_master tm ON tm.tm_id = l.tm_id</text:p>
            <text:p>        JOIN   sharp_thandl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arwan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8];[.B68];[.C68];[.B68];[.D68];[.B68];[.E68];[.B68];[.F68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arwani.lis_result l&#10;        JOIN   sharp_barwani.investigation i ON i.iv_id = l.iv_id&#10;        JOIN  sharp_barwani.test_master tm ON tm.tm_id = l.tm_id&#10;        JOIN   sharp_barwan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arwani.lis_result l</text:p>
            <text:p>        JOIN   sharp_barwani.investigation i ON i.iv_id = l.iv_id</text:p>
            <text:p>        JOIN  sharp_barwani.test_master tm ON tm.tm_id = l.tm_id</text:p>
            <text:p>        JOIN   sharp_barwan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damoh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69];[.B69];[.C69];[.B69];[.D69];[.B69];[.E69];[.B69];[.F69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damoh.lis_result l&#10;        JOIN   sharp_damoh.investigation i ON i.iv_id = l.iv_id&#10;        JOIN  sharp_damoh.test_master tm ON tm.tm_id = l.tm_id&#10;        JOIN   sharp_damoh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damoh.lis_result l</text:p>
            <text:p>        JOIN   sharp_damoh.investigation i ON i.iv_id = l.iv_id</text:p>
            <text:p>        JOIN  sharp_damoh.test_master tm ON tm.tm_id = l.tm_id</text:p>
            <text:p>        JOIN   sharp_damoh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petlawad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0];[.B70];[.C70];[.B70];[.D70];[.B70];[.E70];[.B70];[.F70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petlawad.lis_result l&#10;        JOIN   sharp_petlawad.investigation i ON i.iv_id = l.iv_id&#10;        JOIN  sharp_petlawad.test_master tm ON tm.tm_id = l.tm_id&#10;        JOIN   sharp_petlawad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petlawad.lis_result l</text:p>
            <text:p>        JOIN   sharp_petlawad.investigation i ON i.iv_id = l.iv_id</text:p>
            <text:p>        JOIN  sharp_petlawad.test_master tm ON tm.tm_id = l.tm_id</text:p>
            <text:p>        JOIN   sharp_petlawad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hoshangabad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1];[.B71];[.C71];[.B71];[.D71];[.B71];[.E71];[.B71];[.F71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hoshangabad.lis_result l&#10;        JOIN   sharp_hoshangabad.investigation i ON i.iv_id = l.iv_id&#10;        JOIN  sharp_hoshangabad.test_master tm ON tm.tm_id = l.tm_id&#10;        JOIN   sharp_hoshangabad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hoshangabad.lis_result l</text:p>
            <text:p>        JOIN   sharp_hoshangabad.investigation i ON i.iv_id = l.iv_id</text:p>
            <text:p>        JOIN  sharp_hoshangabad.test_master tm ON tm.tm_id = l.tm_id</text:p>
            <text:p>        JOIN   sharp_hoshangabad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moren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2];[.B72];[.C72];[.B72];[.D72];[.B72];[.E72];[.B72];[.F72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morena.lis_result l&#10;        JOIN   sharp_morena.investigation i ON i.iv_id = l.iv_id&#10;        JOIN  sharp_morena.test_master tm ON tm.tm_id = l.tm_id&#10;        JOIN   sharp_moren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morena.lis_result l</text:p>
            <text:p>        JOIN   sharp_morena.investigation i ON i.iv_id = l.iv_id</text:p>
            <text:p>        JOIN  sharp_morena.test_master tm ON tm.tm_id = l.tm_id</text:p>
            <text:p>        JOIN   sharp_moren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pcseth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3];[.B73];[.C73];[.B73];[.D73];[.B73];[.E73];[.B73];[.F73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pcsethi.lis_result l&#10;        JOIN   sharp_pcsethi.investigation i ON i.iv_id = l.iv_id&#10;        JOIN  sharp_pcsethi.test_master tm ON tm.tm_id = l.tm_id&#10;        JOIN   sharp_pcseth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pcsethi.lis_result l</text:p>
            <text:p>        JOIN   sharp_pcsethi.investigation i ON i.iv_id = l.iv_id</text:p>
            <text:p>        JOIN  sharp_pcsethi.test_master tm ON tm.tm_id = l.tm_id</text:p>
            <text:p>        JOIN   sharp_pcseth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reht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4];[.B74];[.C74];[.B74];[.D74];[.B74];[.E74];[.B74];[.F74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rehti.lis_result l&#10;        JOIN   sharp_rehti.investigation i ON i.iv_id = l.iv_id&#10;        JOIN  sharp_rehti.test_master tm ON tm.tm_id = l.tm_id&#10;        JOIN   sharp_reht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rehti.lis_result l</text:p>
            <text:p>        JOIN   sharp_rehti.investigation i ON i.iv_id = l.iv_id</text:p>
            <text:p>        JOIN  sharp_rehti.test_master tm ON tm.tm_id = l.tm_id</text:p>
            <text:p>        JOIN   sharp_reht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hahdol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5];[.B75];[.C75];[.B75];[.D75];[.B75];[.E75];[.B75];[.F75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hahdol.lis_result l&#10;        JOIN   sharp_shahdol.investigation i ON i.iv_id = l.iv_id&#10;        JOIN  sharp_shahdol.test_master tm ON tm.tm_id = l.tm_id&#10;        JOIN   sharp_shahdol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hahdol.lis_result l</text:p>
            <text:p>        JOIN   sharp_shahdol.investigation i ON i.iv_id = l.iv_id</text:p>
            <text:p>        JOIN  sharp_shahdol.test_master tm ON tm.tm_id = l.tm_id</text:p>
            <text:p>        JOIN   sharp_shahdol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burhan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6];[.B76];[.C76];[.B76];[.D76];[.B76];[.E76];[.B76];[.F76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burhanpur.lis_result l&#10;        JOIN   sharp_burhanpur.investigation i ON i.iv_id = l.iv_id&#10;        JOIN  sharp_burhanpur.test_master tm ON tm.tm_id = l.tm_id&#10;        JOIN   sharp_burhan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burhanpur.lis_result l</text:p>
            <text:p>        JOIN   sharp_burhanpur.investigation i ON i.iv_id = l.iv_id</text:p>
            <text:p>        JOIN  sharp_burhanpur.test_master tm ON tm.tm_id = l.tm_id</text:p>
            <text:p>        JOIN   sharp_burhan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tikamgarh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7];[.B77];[.C77];[.B77];[.D77];[.B77];[.E77];[.B77];[.F77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tikamgarh.lis_result l&#10;        JOIN   sharp_tikamgarh.investigation i ON i.iv_id = l.iv_id&#10;        JOIN  sharp_tikamgarh.test_master tm ON tm.tm_id = l.tm_id&#10;        JOIN   sharp_tikamgarh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tikamgarh.lis_result l</text:p>
            <text:p>        JOIN   sharp_tikamgarh.investigation i ON i.iv_id = l.iv_id</text:p>
            <text:p>        JOIN  sharp_tikamgarh.test_master tm ON tm.tm_id = l.tm_id</text:p>
            <text:p>        JOIN   sharp_tikamgarh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narsingh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8];[.B78];[.C78];[.B78];[.D78];[.B78];[.E78];[.B78];[.F78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narsinghpur.lis_result l&#10;        JOIN   sharp_narsinghpur.investigation i ON i.iv_id = l.iv_id&#10;        JOIN  sharp_narsinghpur.test_master tm ON tm.tm_id = l.tm_id&#10;        JOIN   sharp_narsingh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narsinghpur.lis_result l</text:p>
            <text:p>        JOIN   sharp_narsinghpur.investigation i ON i.iv_id = l.iv_id</text:p>
            <text:p>        JOIN  sharp_narsinghpur.test_master tm ON tm.tm_id = l.tm_id</text:p>
            <text:p>        JOIN   sharp_narsingh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tyontha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79];[.B79];[.C79];[.B79];[.D79];[.B79];[.E79];[.B79];[.F79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tyonthar.lis_result l&#10;        JOIN   sharp_tyonthar.investigation i ON i.iv_id = l.iv_id&#10;        JOIN  sharp_tyonthar.test_master tm ON tm.tm_id = l.tm_id&#10;        JOIN   sharp_tyontha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tyonthar.lis_result l</text:p>
            <text:p>        JOIN   sharp_tyonthar.investigation i ON i.iv_id = l.iv_id</text:p>
            <text:p>        JOIN  sharp_tyonthar.test_master tm ON tm.tm_id = l.tm_id</text:p>
            <text:p>        JOIN   sharp_tyontha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lakhnadon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80];[.B80];[.C80];[.B80];[.D80];[.B80];[.E80];[.B80];[.F80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lakhnadon.lis_result l&#10;        JOIN   sharp_lakhnadon.investigation i ON i.iv_id = l.iv_id&#10;        JOIN  sharp_lakhnadon.test_master tm ON tm.tm_id = l.tm_id&#10;        JOIN   sharp_lakhnadon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lakhnadon.lis_result l</text:p>
            <text:p>        JOIN   sharp_lakhnadon.investigation i ON i.iv_id = l.iv_id</text:p>
            <text:p>        JOIN  sharp_lakhnadon.test_master tm ON tm.tm_id = l.tm_id</text:p>
            <text:p>        JOIN   sharp_lakhnadon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shujalpur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81];[.B81];[.C81];[.B81];[.D81];[.B81];[.E81];[.B81];[.F81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shujalpur.lis_result l&#10;        JOIN   sharp_shujalpur.investigation i ON i.iv_id = l.iv_id&#10;        JOIN  sharp_shujalpur.test_master tm ON tm.tm_id = l.tm_id&#10;        JOIN   sharp_shujalpur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shujalpur.lis_result l</text:p>
            <text:p>        JOIN   sharp_shujalpur.investigation i ON i.iv_id = l.iv_id</text:p>
            <text:p>        JOIN  sharp_shujalpur.test_master tm ON tm.tm_id = l.tm_id</text:p>
            <text:p>        JOIN   sharp_shujalpur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katni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82];[.B82];[.C82];[.B82];[.D82];[.B82];[.E82];[.B82];[.F82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katni.lis_result l&#10;        JOIN   sharp_katni.investigation i ON i.iv_id = l.iv_id&#10;        JOIN  sharp_katni.test_master tm ON tm.tm_id = l.tm_id&#10;        JOIN   sharp_katni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katni.lis_result l</text:p>
            <text:p>        JOIN   sharp_katni.investigation i ON i.iv_id = l.iv_id</text:p>
            <text:p>        JOIN  sharp_katni.test_master tm ON tm.tm_id = l.tm_id</text:p>
            <text:p>        JOIN   sharp_katni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neemuch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83];[.B83];[.C83];[.B83];[.D83];[.B83];[.E83];[.B83];[.F83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neemuch.lis_result l&#10;        JOIN   sharp_neemuch.investigation i ON i.iv_id = l.iv_id&#10;        JOIN  sharp_neemuch.test_master tm ON tm.tm_id = l.tm_id&#10;        JOIN   sharp_neemuch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neemuch.lis_result l</text:p>
            <text:p>        JOIN   sharp_neemuch.investigation i ON i.iv_id = l.iv_id</text:p>
            <text:p>        JOIN  sharp_neemuch.test_master tm ON tm.tm_id = l.tm_id</text:p>
            <text:p>        JOIN   sharp_neemuch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panna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84];[.B84];[.C84];[.B84];[.D84];[.B84];[.E84];[.B84];[.F84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panna.lis_result l&#10;        JOIN   sharp_panna.investigation i ON i.iv_id = l.iv_id&#10;        JOIN  sharp_panna.test_master tm ON tm.tm_id = l.tm_id&#10;        JOIN   sharp_panna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panna.lis_result l</text:p>
            <text:p>        JOIN   sharp_panna.investigation i ON i.iv_id = l.iv_id</text:p>
            <text:p>        JOIN  sharp_panna.test_master tm ON tm.tm_id = l.tm_id</text:p>
            <text:p>        JOIN   sharp_panna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  <table:table-row table:style-name="ro4">
          <table:table-cell office:value-type="string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</text:p>
          </table:table-cell>
          <table:table-cell office:value-type="string" calcext:value-type="string">
            <text:p>sharp_katju</text:p>
          </table:table-cell>
          <table:table-cell office:value-type="string" calcext:value-type="string">
            <text:p>.lis_result l</text:p>
            <text:p>        JOIN   </text:p>
          </table:table-cell>
          <table:table-cell office:value-type="string" calcext:value-type="string">
            <text:p>.investigation i ON i.iv_id = l.iv_id</text:p>
            <text:p>        JOIN  </text:p>
          </table:table-cell>
          <table:table-cell office:value-type="string" calcext:value-type="string">
            <text:p>.test_master tm ON tm.tm_id = l.tm_id</text:p>
            <text:p>        JOIN   </text:p>
          </table:table-cell>
          <table:table-cell office:value-type="string" calcext:value-type="string">
            <text:p>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  <table:table-cell table:formula="of:=COM.MICROSOFT.CONCAT([.A85];[.B85];[.C85];[.B85];[.D85];[.B85];[.E85];[.B85];[.F85])" office:value-type="string" office:string-value="SELECT &#10;    DATE(i.entry_date) AS order_date,&#10;    CONCAT(CAST(AES_DECRYPT(pd.title, 'ZODiac01@') AS CHAR (100)),&#10;            ' ',&#10;            CAST(AES_DECRYPT(pd.fname, 'ZODiac01@') AS CHAR (100)),&#10;            ' ',&#10;            CAST(AES_DECRYPT(pd.lname, 'ZODiac01@') AS CHAR (100)),&#10;            ' ',&#10;            CAST(AES_DECRYPT(pd.relation_with_patient, 'ZODiac01@')&#10;                AS CHAR (100)),&#10;            ' ',&#10;            CAST(AES_DECRYPT(pd.relative_name, 'ZODiac01@')&#10;                AS CHAR (100))) patient_name,&#10;    CAST(AES_DECRYPT(pd.sex, 'ZODiac01@') AS CHAR (50)) gender,&#10;    CAST(AES_DECRYPT(pd.dob, 'ZODiac01@') AS CHAR (50)) dob,&#10;    CAST(AES_DECRYPT(pd.mobile_no, 'ZODiac01@') AS CHAR (50)) mobile_no,&#10;    i.invest_name,&#10;    tm.parameter_name,&#10;    l.test_result,&#10;    i.lab_name&#10;FROM sharp_katju.lis_result l&#10;        JOIN   sharp_katju.investigation i ON i.iv_id = l.iv_id&#10;        JOIN  sharp_katju.test_master tm ON tm.tm_id = l.tm_id&#10;        JOIN   sharp_katju patient_data pd ON pd.p_id = i.p_id&#10;WHERE&#10;    (DATE(i.entry_date) BETWEEN '2022-09-11' AND '2022-09-17')&#10;        AND (i.im_id IN (87 , 77, 46, 32, 52, 51, 25, 63))  union" calcext:value-type="string">
            <text:p>SELECT </text:p>
            <text:p>    DATE(i.entry_date) AS order_date,</text:p>
            <text:p>    CONCAT(CAST(AES_DECRYPT(pd.title, 'ZODiac01@') AS CHAR (100)),</text:p>
            <text:p>            ' ',</text:p>
            <text:p>            CAST(AES_DECRYPT(pd.fname, 'ZODiac01@') AS CHAR (100)),</text:p>
            <text:p>            ' ',</text:p>
            <text:p>            CAST(AES_DECRYPT(pd.lname, 'ZODiac01@') AS CHAR (100)),</text:p>
            <text:p>            ' ',</text:p>
            <text:p>            CAST(AES_DECRYPT(pd.relation_with_patient, 'ZODiac01@')</text:p>
            <text:p>                AS CHAR (100)),</text:p>
            <text:p>            ' ',</text:p>
            <text:p>            CAST(AES_DECRYPT(pd.relative_name, 'ZODiac01@')</text:p>
            <text:p>                AS CHAR (100))) patient_name,</text:p>
            <text:p>    CAST(AES_DECRYPT(pd.sex, 'ZODiac01@') AS CHAR (50)) gender,</text:p>
            <text:p>    CAST(AES_DECRYPT(pd.dob, 'ZODiac01@') AS CHAR (50)) dob,</text:p>
            <text:p>    CAST(AES_DECRYPT(pd.mobile_no, 'ZODiac01@') AS CHAR (50)) mobile_no,</text:p>
            <text:p>    i.invest_name,</text:p>
            <text:p>    tm.parameter_name,</text:p>
            <text:p>    l.test_result,</text:p>
            <text:p>    i.lab_name</text:p>
            <text:p>FROM sharp_katju.lis_result l</text:p>
            <text:p>        JOIN   sharp_katju.investigation i ON i.iv_id = l.iv_id</text:p>
            <text:p>        JOIN  sharp_katju.test_master tm ON tm.tm_id = l.tm_id</text:p>
            <text:p>        JOIN   sharp_katju patient_data pd ON pd.p_id = i.p_id</text:p>
            <text:p>WHERE</text:p>
            <text:p>    (DATE(i.entry_date) BETWEEN '2022-09-11' AND '2022-09-17')</text:p>
            <text:p>        AND (i.im_id IN (87 , 77, 46, 32, 52, 51, 25, 63))  union</text:p>
          </table:table-cell>
        </table:table-row>
      </table:table>
      <table:table table:name="revenue" table:style-name="ta1">
        <table:table-column table:style-name="co4" table:number-columns-repeated="4" table:default-cell-style-name="Default"/>
        <table:table-row table:style-name="ro5">
          <table:table-cell office:value-type="string" calcext:value-type="string">
            <text:p>SELECT </text:p>
            <text:p>    DATE(c.entry_date) AS entry_date,</text:p>
            <text:p>    c.lab_name,</text:p>
            <text:p>    im.machine_name,</text:p>
            <text:p>    im.department,</text:p>
            <text:p>    c.test_name,</text:p>
            <text:p>    SUM(c.test_count) AS qty,</text:p>
            <text:p>    im.invest_rate AS rate,</text:p>
            <text:p>    im.invest_rate * (SUM(c.test_count)) AS revenue_amount</text:p>
            <text:p>FROM </text:p>
          </table:table-cell>
          <table:table-cell office:value-type="string" calcext:value-type="string">
            <text:p>sharp_cms.cms_revenue c</text:p>
            <text:p>        JOIN </text:p>
          </table:table-cell>
          <table:table-cell office:value-type="string" calcext:value-type="string">
            <text:p> sharp_cms.investigation_master im ON c.im_id = im.im_id</text:p>
            <text:p>WHERE</text:p>
            <text:p>    DATE(c.entry_date) BETWEEN '2021-08-17' AND '2021-09-23'</text:p>
            <text:p>GROUP BY DATE(c.entry_date) , c.im_id , c.lab_id</text:p>
            <text:p>ORDER BY MONTHNAME(c.entry_date) , c.lab_id;</text:p>
          </table:table-cell>
          <table:table-cell table:formula="of:=COM.MICROSOFT.CONCAT([.A1];[.B1];[.C1])" office:value-type="string" office:string-value="SELECT &#10;    DATE(c.entry_date) AS entry_date,&#10;    c.lab_name,&#10;    im.machine_name,&#10;    im.department,&#10;    c.test_name,&#10;    SUM(c.test_count) AS qty,&#10;    im.invest_rate AS rate,&#10;    im.invest_rate * (SUM(c.test_count)) AS revenue_amount&#10;FROM sharp_cms.cms_revenue c&#10;        JOIN  sharp_cms.investigation_master im ON c.im_id = im.im_id&#10;WHERE&#10;    DATE(c.entry_date) BETWEEN '2021-08-17' AND '2021-09-23'&#10;GROUP BY DATE(c.entry_date) , c.im_id , c.lab_id&#10;ORDER BY MONTHNAME(c.entry_date) , c.lab_id;" calcext:value-type="string">
            <text:p>SELECT </text:p>
            <text:p>    DATE(c.entry_date) AS entry_date,</text:p>
            <text:p>    c.lab_name,</text:p>
            <text:p>    im.machine_name,</text:p>
            <text:p>    im.department,</text:p>
            <text:p>    c.test_name,</text:p>
            <text:p>    SUM(c.test_count) AS qty,</text:p>
            <text:p>    im.invest_rate AS rate,</text:p>
            <text:p>    im.invest_rate * (SUM(c.test_count)) AS revenue_amount</text:p>
            <text:p>FROM sharp_cms.cms_revenue c</text:p>
            <text:p>        JOIN  sharp_cms.investigation_master im ON c.im_id = im.im_id</text:p>
            <text:p>WHERE</text:p>
            <text:p>    DATE(c.entry_date) BETWEEN '2021-08-17' AND '2021-09-23'</text:p>
            <text:p>GROUP BY DATE(c.entry_date) , c.im_id , c.lab_id</text:p>
            <text:p>ORDER BY MONTHNAME(c.entry_date) , c.lab_id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 style:data-style-name="N2" text:time-value="14:52:13.398949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09:57:50.361163194</meta:creation-date>
    <dc:date>2022-09-24T15:05:47.557113502</dc:date>
    <meta:editing-duration>PT59M40S</meta:editing-duration>
    <meta:editing-cycles>4</meta:editing-cycles>
    <meta:generator>LibreOffice/6.4.7.2$Linux_X86_64 LibreOffice_project/40$Build-2</meta:generator>
    <meta:document-statistic meta:table-count="4" meta:cell-count="1109" meta:object-count="0"/>
  </office:meta>
</office:document-meta>
</file>